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277804565]:</text:p>
          </table:table-cell>
          <table:table-cell office:value-type="float" office:value="60.651657" calcext:value-type="float">
            <text:p>60.651657</text:p>
          </table:table-cell>
          <table:table-cell office:value-type="float" office:value="0.834584" calcext:value-type="float">
            <text:p>0.834584</text:p>
          </table:table-cell>
          <table:table-cell office:value-type="float" office:value="0.929033" calcext:value-type="float">
            <text:p>0.929033</text:p>
          </table:table-cell>
          <table:table-cell office:value-type="float" office:value="0.102835" calcext:value-type="float">
            <text:p>0.102835</text:p>
          </table:table-cell>
          <table:table-cell office:value-type="float" office:value="4.571971" calcext:value-type="float">
            <text:p>4.571971</text:p>
          </table:table-cell>
          <table:table-cell office:value-type="float" office:value="0.506075" calcext:value-type="float">
            <text:p>0.5060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032" calcext:value-type="float">
            <text:p>0.020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297241731]:</text:p>
          </table:table-cell>
          <table:table-cell office:value-type="float" office:value="60.692829" calcext:value-type="float">
            <text:p>60.692829</text:p>
          </table:table-cell>
          <table:table-cell office:value-type="float" office:value="0.781946" calcext:value-type="float">
            <text:p>0.781946</text:p>
          </table:table-cell>
          <table:table-cell office:value-type="float" office:value="0.929337" calcext:value-type="float">
            <text:p>0.929337</text:p>
          </table:table-cell>
          <table:table-cell office:value-type="float" office:value="0.099465" calcext:value-type="float">
            <text:p>0.099465</text:p>
          </table:table-cell>
          <table:table-cell office:value-type="float" office:value="4.573535" calcext:value-type="float">
            <text:p>4.573535</text:p>
          </table:table-cell>
          <table:table-cell office:value-type="float" office:value="0.488741" calcext:value-type="float">
            <text:p>0.488741</text:p>
          </table:table-cell>
          <table:table-cell office:value-type="float" office:value="0.929033" calcext:value-type="float">
            <text:p>0.929033</text:p>
          </table:table-cell>
          <table:table-cell office:value-type="float" office:value="0.102835" calcext:value-type="float">
            <text:p>0.102835</text:p>
          </table:table-cell>
          <table:table-cell office:value-type="float" office:value="0.019441" calcext:value-type="float">
            <text:p>0.01944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17648181]:</text:p>
          </table:table-cell>
          <table:table-cell office:value-type="float" office:value="60.601231" calcext:value-type="float">
            <text:p>60.601231</text:p>
          </table:table-cell>
          <table:table-cell office:value-type="float" office:value="0.60856" calcext:value-type="float">
            <text:p>0.60856</text:p>
          </table:table-cell>
          <table:table-cell office:value-type="float" office:value="0.928625" calcext:value-type="float">
            <text:p>0.928625</text:p>
          </table:table-cell>
          <table:table-cell office:value-type="float" office:value="0.0869" calcext:value-type="float">
            <text:p>0.0869</text:p>
          </table:table-cell>
          <table:table-cell office:value-type="float" office:value="4.570056" calcext:value-type="float">
            <text:p>4.570056</text:p>
          </table:table-cell>
          <table:table-cell office:value-type="float" office:value="0.427295" calcext:value-type="float">
            <text:p>0.427295</text:p>
          </table:table-cell>
          <table:table-cell office:value-type="float" office:value="0.929337" calcext:value-type="float">
            <text:p>0.929337</text:p>
          </table:table-cell>
          <table:table-cell office:value-type="float" office:value="0.099465" calcext:value-type="float">
            <text:p>0.099465</text:p>
          </table:table-cell>
          <table:table-cell office:value-type="float" office:value="0.020449" calcext:value-type="float">
            <text:p>0.02044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36966675]:</text:p>
          </table:table-cell>
          <table:table-cell office:value-type="float" office:value="60.537231" calcext:value-type="float">
            <text:p>60.537231</text:p>
          </table:table-cell>
          <table:table-cell office:value-type="float" office:value="0.487681" calcext:value-type="float">
            <text:p>0.487681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077545" calcext:value-type="float">
            <text:p>0.077545</text:p>
          </table:table-cell>
          <table:table-cell office:value-type="float" office:value="4.567623" calcext:value-type="float">
            <text:p>4.567623</text:p>
          </table:table-cell>
          <table:table-cell office:value-type="float" office:value="0.378877" calcext:value-type="float">
            <text:p>0.378877</text:p>
          </table:table-cell>
          <table:table-cell office:value-type="float" office:value="0.928625" calcext:value-type="float">
            <text:p>0.928625</text:p>
          </table:table-cell>
          <table:table-cell office:value-type="float" office:value="0.0869" calcext:value-type="float">
            <text:p>0.0869</text:p>
          </table:table-cell>
          <table:table-cell office:value-type="float" office:value="0.019322" calcext:value-type="float">
            <text:p>0.01932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57292784]:</text:p>
          </table:table-cell>
          <table:table-cell office:value-type="float" office:value="60.348938" calcext:value-type="float">
            <text:p>60.348938</text:p>
          </table:table-cell>
          <table:table-cell office:value-type="float" office:value="0.352628" calcext:value-type="float">
            <text:p>0.352628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065029" calcext:value-type="float">
            <text:p>0.065029</text:p>
          </table:table-cell>
          <table:table-cell office:value-type="float" office:value="4.560459" calcext:value-type="float">
            <text:p>4.560459</text:p>
          </table:table-cell>
          <table:table-cell office:value-type="float" office:value="0.317269" calcext:value-type="float">
            <text:p>0.317269</text:p>
          </table:table-cell>
          <table:table-cell office:value-type="float" office:value="0.928155" calcext:value-type="float">
            <text:p>0.928155</text:p>
          </table:table-cell>
          <table:table-cell office:value-type="float" office:value="0.077545" calcext:value-type="float">
            <text:p>0.077545</text:p>
          </table:table-cell>
          <table:table-cell office:value-type="float" office:value="0.020315" calcext:value-type="float">
            <text:p>0.0203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77573701]:</text:p>
          </table:table-cell>
          <table:table-cell office:value-type="float" office:value="60.233818" calcext:value-type="float">
            <text:p>60.233818</text:p>
          </table:table-cell>
          <table:table-cell office:value-type="float" office:value="0.184592" calcext:value-type="float">
            <text:p>0.184592</text:p>
          </table:table-cell>
          <table:table-cell office:value-type="float" office:value="0.92581" calcext:value-type="float">
            <text:p>0.92581</text:p>
          </table:table-cell>
          <table:table-cell office:value-type="float" office:value="0.045441" calcext:value-type="float">
            <text:p>0.045441</text:p>
          </table:table-cell>
          <table:table-cell office:value-type="float" office:value="4.556073" calcext:value-type="float">
            <text:p>4.556073</text:p>
          </table:table-cell>
          <table:table-cell office:value-type="float" office:value="0.220688" calcext:value-type="float">
            <text:p>0.220688</text:p>
          </table:table-cell>
          <table:table-cell office:value-type="float" office:value="0.9267" calcext:value-type="float">
            <text:p>0.9267</text:p>
          </table:table-cell>
          <table:table-cell office:value-type="float" office:value="0.065029" calcext:value-type="float">
            <text:p>0.065029</text:p>
          </table:table-cell>
          <table:table-cell office:value-type="float" office:value="0.020282" calcext:value-type="float">
            <text:p>0.02028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396785579]:</text:p>
          </table:table-cell>
          <table:table-cell office:value-type="float" office:value="60.633358" calcext:value-type="float">
            <text:p>60.633358</text:p>
          </table:table-cell>
          <table:table-cell office:value-type="float" office:value="0.134907" calcext:value-type="float">
            <text:p>0.134907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038357" calcext:value-type="float">
            <text:p>0.038357</text:p>
          </table:table-cell>
          <table:table-cell office:value-type="float" office:value="4.571282" calcext:value-type="float">
            <text:p>4.571282</text:p>
          </table:table-cell>
          <table:table-cell office:value-type="float" office:value="0.183828" calcext:value-type="float">
            <text:p>0.183828</text:p>
          </table:table-cell>
          <table:table-cell office:value-type="float" office:value="0.92581" calcext:value-type="float">
            <text:p>0.92581</text:p>
          </table:table-cell>
          <table:table-cell office:value-type="float" office:value="0.045441" calcext:value-type="float">
            <text:p>0.045441</text:p>
          </table:table-cell>
          <table:table-cell office:value-type="float" office:value="0.019217" calcext:value-type="float">
            <text:p>0.01921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17087599]:</text:p>
          </table:table-cell>
          <table:table-cell office:value-type="float" office:value="61.144485" calcext:value-type="float">
            <text:p>61.144485</text:p>
          </table:table-cell>
          <table:table-cell office:value-type="float" office:value="0.075435" calcext:value-type="float">
            <text:p>0.075435</text:p>
          </table:table-cell>
          <table:table-cell office:value-type="float" office:value="0.932663" calcext:value-type="float">
            <text:p>0.932663</text:p>
          </table:table-cell>
          <table:table-cell office:value-type="float" office:value="0.027376" calcext:value-type="float">
            <text:p>0.027376</text:p>
          </table:table-cell>
          <table:table-cell office:value-type="float" office:value="4.590658" calcext:value-type="float">
            <text:p>4.590658</text:p>
          </table:table-cell>
          <table:table-cell office:value-type="float" office:value="0.129695" calcext:value-type="float">
            <text:p>0.129695</text:p>
          </table:table-cell>
          <table:table-cell office:value-type="float" office:value="0.928733" calcext:value-type="float">
            <text:p>0.928733</text:p>
          </table:table-cell>
          <table:table-cell office:value-type="float" office:value="0.038357" calcext:value-type="float">
            <text:p>0.038357</text:p>
          </table:table-cell>
          <table:table-cell office:value-type="float" office:value="0.020285" calcext:value-type="float">
            <text:p>0.0202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37423395]:</text:p>
          </table:table-cell>
          <table:table-cell office:value-type="float" office:value="61.547314" calcext:value-type="float">
            <text:p>61.547314</text:p>
          </table:table-cell>
          <table:table-cell office:value-type="float" office:value="0.05378" calcext:value-type="float">
            <text:p>0.05378</text:p>
          </table:table-cell>
          <table:table-cell office:value-type="float" office:value="0.935755" calcext:value-type="float">
            <text:p>0.935755</text:p>
          </table:table-cell>
          <table:table-cell office:value-type="float" office:value="0.022337" calcext:value-type="float">
            <text:p>0.022337</text:p>
          </table:table-cell>
          <table:table-cell office:value-type="float" office:value="4.605871" calcext:value-type="float">
            <text:p>4.605871</text:p>
          </table:table-cell>
          <table:table-cell office:value-type="float" office:value="0.104904" calcext:value-type="float">
            <text:p>0.104904</text:p>
          </table:table-cell>
          <table:table-cell office:value-type="float" office:value="0.932663" calcext:value-type="float">
            <text:p>0.932663</text:p>
          </table:table-cell>
          <table:table-cell office:value-type="float" office:value="0.027376" calcext:value-type="float">
            <text:p>0.027376</text:p>
          </table:table-cell>
          <table:table-cell office:value-type="float" office:value="0.020325" calcext:value-type="float">
            <text:p>0.0203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57797584]:</text:p>
          </table:table-cell>
          <table:table-cell office:value-type="float" office:value="61.812721" calcext:value-type="float">
            <text:p>61.812721</text:p>
          </table:table-cell>
          <table:table-cell office:value-type="float" office:value="0.044235" calcext:value-type="float">
            <text:p>0.044235</text:p>
          </table:table-cell>
          <table:table-cell office:value-type="float" office:value="0.937794" calcext:value-type="float">
            <text:p>0.937794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4.615867" calcext:value-type="float">
            <text:p>4.615867</text:p>
          </table:table-cell>
          <table:table-cell office:value-type="float" office:value="0.092473" calcext:value-type="float">
            <text:p>0.092473</text:p>
          </table:table-cell>
          <table:table-cell office:value-type="float" office:value="0.935755" calcext:value-type="float">
            <text:p>0.935755</text:p>
          </table:table-cell>
          <table:table-cell office:value-type="float" office:value="0.022337" calcext:value-type="float">
            <text:p>0.022337</text:p>
          </table:table-cell>
          <table:table-cell office:value-type="float" office:value="0.02039" calcext:value-type="float">
            <text:p>0.020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77165478]:</text:p>
          </table:table-cell>
          <table:table-cell office:value-type="float" office:value="61.987053" calcext:value-type="float">
            <text:p>61.987053</text:p>
          </table:table-cell>
          <table:table-cell office:value-type="float" office:value="0.020082" calcext:value-type="float">
            <text:p>0.020082</text:p>
          </table:table-cell>
          <table:table-cell office:value-type="float" office:value="0.939063" calcext:value-type="float">
            <text:p>0.939063</text:p>
          </table:table-cell>
          <table:table-cell office:value-type="float" office:value="0.012122" calcext:value-type="float">
            <text:p>0.012122</text:p>
          </table:table-cell>
          <table:table-cell office:value-type="float" office:value="4.622423" calcext:value-type="float">
            <text:p>4.622423</text:p>
          </table:table-cell>
          <table:table-cell office:value-type="float" office:value="0.052784" calcext:value-type="float">
            <text:p>0.052784</text:p>
          </table:table-cell>
          <table:table-cell office:value-type="float" office:value="0.937794" calcext:value-type="float">
            <text:p>0.937794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19354" calcext:value-type="float">
            <text:p>0.0193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497684936]:</text:p>
          </table:table-cell>
          <table:table-cell office:value-type="float" office:value="62.076248" calcext:value-type="float">
            <text:p>62.076248</text:p>
          </table:table-cell>
          <table:table-cell office:value-type="float" office:value="0.007222" calcext:value-type="float">
            <text:p>0.007222</text:p>
          </table:table-cell>
          <table:table-cell office:value-type="float" office:value="0.939746" calcext:value-type="float">
            <text:p>0.939746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4.625773" calcext:value-type="float">
            <text:p>4.625773</text:p>
          </table:table-cell>
          <table:table-cell office:value-type="float" office:value="0.022005" calcext:value-type="float">
            <text:p>0.022005</text:p>
          </table:table-cell>
          <table:table-cell office:value-type="float" office:value="0.939063" calcext:value-type="float">
            <text:p>0.939063</text:p>
          </table:table-cell>
          <table:table-cell office:value-type="float" office:value="0.012122" calcext:value-type="float">
            <text:p>0.012122</text:p>
          </table:table-cell>
          <table:table-cell office:value-type="float" office:value="0.020414" calcext:value-type="float">
            <text:p>0.02041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17342142]:</text:p>
          </table:table-cell>
          <table:table-cell office:value-type="float" office:value="62.172424" calcext:value-type="float">
            <text:p>62.172424</text:p>
          </table:table-cell>
          <table:table-cell office:value-type="float" office:value="-0.003051" calcext:value-type="float">
            <text:p>-0.003051</text:p>
          </table:table-cell>
          <table:table-cell office:value-type="float" office:value="0.94046" calcext:value-type="float">
            <text:p>0.94046</text:p>
          </table:table-cell>
          <table:table-cell office:value-type="float" office:value="-0.002108" calcext:value-type="float">
            <text:p>-0.002108</text:p>
          </table:table-cell>
          <table:table-cell office:value-type="float" office:value="4.629383" calcext:value-type="float">
            <text:p>4.629383</text:p>
          </table:table-cell>
          <table:table-cell office:value-type="float" office:value="-0.018169" calcext:value-type="float">
            <text:p>-0.018169</text:p>
          </table:table-cell>
          <table:table-cell office:value-type="float" office:value="0.939746" calcext:value-type="float">
            <text:p>0.939746</text:p>
          </table:table-cell>
          <table:table-cell office:value-type="float" office:value="0.005838" calcext:value-type="float">
            <text:p>0.005838</text:p>
          </table:table-cell>
          <table:table-cell office:value-type="float" office:value="0.019779" calcext:value-type="float">
            <text:p>0.0197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37668945]:</text:p>
          </table:table-cell>
          <table:table-cell office:value-type="float" office:value="62.161953" calcext:value-type="float">
            <text:p>62.161953</text:p>
          </table:table-cell>
          <table:table-cell office:value-type="float" office:value="-0.014165" calcext:value-type="float">
            <text:p>-0.014165</text:p>
          </table:table-cell>
          <table:table-cell office:value-type="float" office:value="0.940381" calcext:value-type="float">
            <text:p>0.940381</text:p>
          </table:table-cell>
          <table:table-cell office:value-type="float" office:value="-0.007917" calcext:value-type="float">
            <text:p>-0.007917</text:p>
          </table:table-cell>
          <table:table-cell office:value-type="float" office:value="4.62899" calcext:value-type="float">
            <text:p>4.62899</text:p>
          </table:table-cell>
          <table:table-cell office:value-type="float" office:value="-0.046761" calcext:value-type="float">
            <text:p>-0.046761</text:p>
          </table:table-cell>
          <table:table-cell office:value-type="float" office:value="0.94046" calcext:value-type="float">
            <text:p>0.94046</text:p>
          </table:table-cell>
          <table:table-cell office:value-type="float" office:value="-0.002108" calcext:value-type="float">
            <text:p>-0.002108</text:p>
          </table:table-cell>
          <table:table-cell office:value-type="float" office:value="0.020319" calcext:value-type="float">
            <text:p>0.0203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57109065]:</text:p>
          </table:table-cell>
          <table:table-cell office:value-type="float" office:value="62.240803" calcext:value-type="float">
            <text:p>62.240803</text:p>
          </table:table-cell>
          <table:table-cell office:value-type="float" office:value="-0.038316" calcext:value-type="float">
            <text:p>-0.038316</text:p>
          </table:table-cell>
          <table:table-cell office:value-type="float" office:value="0.940955" calcext:value-type="float">
            <text:p>0.940955</text:p>
          </table:table-cell>
          <table:table-cell office:value-type="float" office:value="-0.016001" calcext:value-type="float">
            <text:p>-0.016001</text:p>
          </table:table-cell>
          <table:table-cell office:value-type="float" office:value="4.631948" calcext:value-type="float">
            <text:p>4.631948</text:p>
          </table:table-cell>
          <table:table-cell office:value-type="float" office:value="-0.088376" calcext:value-type="float">
            <text:p>-0.088376</text:p>
          </table:table-cell>
          <table:table-cell office:value-type="float" office:value="0.940381" calcext:value-type="float">
            <text:p>0.940381</text:p>
          </table:table-cell>
          <table:table-cell office:value-type="float" office:value="-0.007917" calcext:value-type="float">
            <text:p>-0.007917</text:p>
          </table:table-cell>
          <table:table-cell office:value-type="float" office:value="0.019425" calcext:value-type="float">
            <text:p>0.01942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77497260]:</text:p>
          </table:table-cell>
          <table:table-cell office:value-type="float" office:value="62.392078" calcext:value-type="float">
            <text:p>62.392078</text:p>
          </table:table-cell>
          <table:table-cell office:value-type="float" office:value="-0.066073" calcext:value-type="float">
            <text:p>-0.066073</text:p>
          </table:table-cell>
          <table:table-cell office:value-type="float" office:value="0.942112" calcext:value-type="float">
            <text:p>0.942112</text:p>
          </table:table-cell>
          <table:table-cell office:value-type="float" office:value="-0.023018" calcext:value-type="float">
            <text:p>-0.023018</text:p>
          </table:table-cell>
          <table:table-cell office:value-type="float" office:value="4.637617" calcext:value-type="float">
            <text:p>4.637617</text:p>
          </table:table-cell>
          <table:table-cell office:value-type="float" office:value="-0.122757" calcext:value-type="float">
            <text:p>-0.122757</text:p>
          </table:table-cell>
          <table:table-cell office:value-type="float" office:value="0.940955" calcext:value-type="float">
            <text:p>0.940955</text:p>
          </table:table-cell>
          <table:table-cell office:value-type="float" office:value="-0.016001" calcext:value-type="float">
            <text:p>-0.016001</text:p>
          </table:table-cell>
          <table:table-cell office:value-type="float" office:value="0.020411" calcext:value-type="float">
            <text:p>0.02041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596786464]:</text:p>
          </table:table-cell>
          <table:table-cell office:value-type="float" office:value="62.398277" calcext:value-type="float">
            <text:p>62.398277</text:p>
          </table:table-cell>
          <table:table-cell office:value-type="float" office:value="-0.080241" calcext:value-type="float">
            <text:p>-0.080241</text:p>
          </table:table-cell>
          <table:table-cell office:value-type="float" office:value="0.942157" calcext:value-type="float">
            <text:p>0.942157</text:p>
          </table:table-cell>
          <table:table-cell office:value-type="float" office:value="-0.025933" calcext:value-type="float">
            <text:p>-0.025933</text:p>
          </table:table-cell>
          <table:table-cell office:value-type="float" office:value="4.637849" calcext:value-type="float">
            <text:p>4.637849</text:p>
          </table:table-cell>
          <table:table-cell office:value-type="float" office:value="-0.137869" calcext:value-type="float">
            <text:p>-0.137869</text:p>
          </table:table-cell>
          <table:table-cell office:value-type="float" office:value="0.942112" calcext:value-type="float">
            <text:p>0.942112</text:p>
          </table:table-cell>
          <table:table-cell office:value-type="float" office:value="-0.023018" calcext:value-type="float">
            <text:p>-0.023018</text:p>
          </table:table-cell>
          <table:table-cell office:value-type="float" office:value="0.019285" calcext:value-type="float">
            <text:p>0.0192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17123883]:</text:p>
          </table:table-cell>
          <table:table-cell office:value-type="float" office:value="62.313877" calcext:value-type="float">
            <text:p>62.313877</text:p>
          </table:table-cell>
          <table:table-cell office:value-type="float" office:value="-0.115234" calcext:value-type="float">
            <text:p>-0.115234</text:p>
          </table:table-cell>
          <table:table-cell office:value-type="float" office:value="0.941514" calcext:value-type="float">
            <text:p>0.941514</text:p>
          </table:table-cell>
          <table:table-cell office:value-type="float" office:value="-0.032499" calcext:value-type="float">
            <text:p>-0.032499</text:p>
          </table:table-cell>
          <table:table-cell office:value-type="float" office:value="4.634687" calcext:value-type="float">
            <text:p>4.634687</text:p>
          </table:table-cell>
          <table:table-cell office:value-type="float" office:value="-0.170168" calcext:value-type="float">
            <text:p>-0.170168</text:p>
          </table:table-cell>
          <table:table-cell office:value-type="float" office:value="0.942157" calcext:value-type="float">
            <text:p>0.942157</text:p>
          </table:table-cell>
          <table:table-cell office:value-type="float" office:value="-0.025933" calcext:value-type="float">
            <text:p>-0.025933</text:p>
          </table:table-cell>
          <table:table-cell office:value-type="float" office:value="0.02033" calcext:value-type="float">
            <text:p>0.020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37479061]:</text:p>
          </table:table-cell>
          <table:table-cell office:value-type="float" office:value="62.218128" calcext:value-type="float">
            <text:p>62.218128</text:p>
          </table:table-cell>
          <table:table-cell office:value-type="float" office:value="-0.13454" calcext:value-type="float">
            <text:p>-0.13454</text:p>
          </table:table-cell>
          <table:table-cell office:value-type="float" office:value="0.940784" calcext:value-type="float">
            <text:p>0.940784</text:p>
          </table:table-cell>
          <table:table-cell office:value-type="float" office:value="-0.035717" calcext:value-type="float">
            <text:p>-0.035717</text:p>
          </table:table-cell>
          <table:table-cell office:value-type="float" office:value="4.631098" calcext:value-type="float">
            <text:p>4.631098</text:p>
          </table:table-cell>
          <table:table-cell office:value-type="float" office:value="-0.185978" calcext:value-type="float">
            <text:p>-0.185978</text:p>
          </table:table-cell>
          <table:table-cell office:value-type="float" office:value="0.941514" calcext:value-type="float">
            <text:p>0.941514</text:p>
          </table:table-cell>
          <table:table-cell office:value-type="float" office:value="-0.032499" calcext:value-type="float">
            <text:p>-0.032499</text:p>
          </table:table-cell>
          <table:table-cell office:value-type="float" office:value="0.020356" calcext:value-type="float">
            <text:p>0.02035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56739197]:</text:p>
          </table:table-cell>
          <table:table-cell office:value-type="float" office:value="62.038391" calcext:value-type="float">
            <text:p>62.038391</text:p>
          </table:table-cell>
          <table:table-cell office:value-type="float" office:value="-0.166615" calcext:value-type="float">
            <text:p>-0.166615</text:p>
          </table:table-cell>
          <table:table-cell office:value-type="float" office:value="0.939483" calcext:value-type="float">
            <text:p>0.939483</text:p>
          </table:table-cell>
          <table:table-cell office:value-type="float" office:value="-0.040384" calcext:value-type="float">
            <text:p>-0.040384</text:p>
          </table:table-cell>
          <table:table-cell office:value-type="float" office:value="4.624351" calcext:value-type="float">
            <text:p>4.624351</text:p>
          </table:table-cell>
          <table:table-cell office:value-type="float" office:value="-0.210192" calcext:value-type="float">
            <text:p>-0.210192</text:p>
          </table:table-cell>
          <table:table-cell office:value-type="float" office:value="0.940784" calcext:value-type="float">
            <text:p>0.940784</text:p>
          </table:table-cell>
          <table:table-cell office:value-type="float" office:value="-0.035717" calcext:value-type="float">
            <text:p>-0.035717</text:p>
          </table:table-cell>
          <table:table-cell office:value-type="float" office:value="0.01927" calcext:value-type="float">
            <text:p>0.019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77052351]:</text:p>
          </table:table-cell>
          <table:table-cell office:value-type="float" office:value="61.749741" calcext:value-type="float">
            <text:p>61.749741</text:p>
          </table:table-cell>
          <table:table-cell office:value-type="float" office:value="-0.220545" calcext:value-type="float">
            <text:p>-0.220545</text:p>
          </table:table-cell>
          <table:table-cell office:value-type="float" office:value="0.937278" calcext:value-type="float">
            <text:p>0.937278</text:p>
          </table:table-cell>
          <table:table-cell office:value-type="float" office:value="-0.047656" calcext:value-type="float">
            <text:p>-0.047656</text:p>
          </table:table-cell>
          <table:table-cell office:value-type="float" office:value="4.613498" calcext:value-type="float">
            <text:p>4.613498</text:p>
          </table:table-cell>
          <table:table-cell office:value-type="float" office:value="-0.24599" calcext:value-type="float">
            <text:p>-0.24599</text:p>
          </table:table-cell>
          <table:table-cell office:value-type="float" office:value="0.939483" calcext:value-type="float">
            <text:p>0.939483</text:p>
          </table:table-cell>
          <table:table-cell office:value-type="float" office:value="-0.040384" calcext:value-type="float">
            <text:p>-0.040384</text:p>
          </table:table-cell>
          <table:table-cell office:value-type="float" office:value="0.020316" calcext:value-type="float">
            <text:p>0.02031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697342850]:</text:p>
          </table:table-cell>
          <table:table-cell office:value-type="float" office:value="61.573334" calcext:value-type="float">
            <text:p>61.573334</text:p>
          </table:table-cell>
          <table:table-cell office:value-type="float" office:value="-0.276973" calcext:value-type="float">
            <text:p>-0.276973</text:p>
          </table:table-cell>
          <table:table-cell office:value-type="float" office:value="0.935932" calcext:value-type="float">
            <text:p>0.935932</text:p>
          </table:table-cell>
          <table:table-cell office:value-type="float" office:value="-0.054372" calcext:value-type="float">
            <text:p>-0.054372</text:p>
          </table:table-cell>
          <table:table-cell office:value-type="float" office:value="4.606853" calcext:value-type="float">
            <text:p>4.606853</text:p>
          </table:table-cell>
          <table:table-cell office:value-type="float" office:value="-0.279124" calcext:value-type="float">
            <text:p>-0.279124</text:p>
          </table:table-cell>
          <table:table-cell office:value-type="float" office:value="0.937278" calcext:value-type="float">
            <text:p>0.937278</text:p>
          </table:table-cell>
          <table:table-cell office:value-type="float" office:value="-0.047656" calcext:value-type="float">
            <text:p>-0.047656</text:p>
          </table:table-cell>
          <table:table-cell office:value-type="float" office:value="0.020269" calcext:value-type="float">
            <text:p>0.02026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17861778]:</text:p>
          </table:table-cell>
          <table:table-cell office:value-type="float" office:value="61.282265" calcext:value-type="float">
            <text:p>61.282265</text:p>
          </table:table-cell>
          <table:table-cell office:value-type="float" office:value="-0.364839" calcext:value-type="float">
            <text:p>-0.364839</text:p>
          </table:table-cell>
          <table:table-cell office:value-type="float" office:value="0.933681" calcext:value-type="float">
            <text:p>0.933681</text:p>
          </table:table-cell>
          <table:table-cell office:value-type="float" office:value="-0.063698" calcext:value-type="float">
            <text:p>-0.063698</text:p>
          </table:table-cell>
          <table:table-cell office:value-type="float" office:value="4.595868" calcext:value-type="float">
            <text:p>4.595868</text:p>
          </table:table-cell>
          <table:table-cell office:value-type="float" office:value="-0.324652" calcext:value-type="float">
            <text:p>-0.324652</text:p>
          </table:table-cell>
          <table:table-cell office:value-type="float" office:value="0.935932" calcext:value-type="float">
            <text:p>0.935932</text:p>
          </table:table-cell>
          <table:table-cell office:value-type="float" office:value="-0.054372" calcext:value-type="float">
            <text:p>-0.054372</text:p>
          </table:table-cell>
          <table:table-cell office:value-type="float" office:value="0.020484" calcext:value-type="float">
            <text:p>0.0204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37269034]:</text:p>
          </table:table-cell>
          <table:table-cell office:value-type="float" office:value="61.076" calcext:value-type="float">
            <text:p>61.076</text:p>
          </table:table-cell>
          <table:table-cell office:value-type="float" office:value="-0.421542" calcext:value-type="float">
            <text:p>-0.421542</text:p>
          </table:table-cell>
          <table:table-cell office:value-type="float" office:value="0.932166" calcext:value-type="float">
            <text:p>0.932166</text:p>
          </table:table-cell>
          <table:table-cell office:value-type="float" office:value="-0.06888" calcext:value-type="float">
            <text:p>-0.06888</text:p>
          </table:table-cell>
          <table:table-cell office:value-type="float" office:value="4.588065" calcext:value-type="float">
            <text:p>4.588065</text:p>
          </table:table-cell>
          <table:table-cell office:value-type="float" office:value="-0.351329" calcext:value-type="float">
            <text:p>-0.351329</text:p>
          </table:table-cell>
          <table:table-cell office:value-type="float" office:value="0.933681" calcext:value-type="float">
            <text:p>0.933681</text:p>
          </table:table-cell>
          <table:table-cell office:value-type="float" office:value="-0.063698" calcext:value-type="float">
            <text:p>-0.063698</text:p>
          </table:table-cell>
          <table:table-cell office:value-type="float" office:value="0.019423" calcext:value-type="float">
            <text:p>0.0194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57699770]:</text:p>
          </table:table-cell>
          <table:table-cell office:value-type="float" office:value="60.796494" calcext:value-type="float">
            <text:p>60.796494</text:p>
          </table:table-cell>
          <table:table-cell office:value-type="float" office:value="-0.474058" calcext:value-type="float">
            <text:p>-0.474058</text:p>
          </table:table-cell>
          <table:table-cell office:value-type="float" office:value="0.929998" calcext:value-type="float">
            <text:p>0.929998</text:p>
          </table:table-cell>
          <table:table-cell office:value-type="float" office:value="-0.073598" calcext:value-type="float">
            <text:p>-0.073598</text:p>
          </table:table-cell>
          <table:table-cell office:value-type="float" office:value="4.577475" calcext:value-type="float">
            <text:p>4.577475</text:p>
          </table:table-cell>
          <table:table-cell office:value-type="float" office:value="-0.374381" calcext:value-type="float">
            <text:p>-0.374381</text:p>
          </table:table-cell>
          <table:table-cell office:value-type="float" office:value="0.932166" calcext:value-type="float">
            <text:p>0.932166</text:p>
          </table:table-cell>
          <table:table-cell office:value-type="float" office:value="-0.06888" calcext:value-type="float">
            <text:p>-0.06888</text:p>
          </table:table-cell>
          <table:table-cell office:value-type="float" office:value="0.020465" calcext:value-type="float">
            <text:p>0.02046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77094987]:</text:p>
          </table:table-cell>
          <table:table-cell office:value-type="float" office:value="60.273659" calcext:value-type="float">
            <text:p>60.273659</text:p>
          </table:table-cell>
          <table:table-cell office:value-type="float" office:value="-0.570808" calcext:value-type="float">
            <text:p>-0.570808</text:p>
          </table:table-cell>
          <table:table-cell office:value-type="float" office:value="0.926152" calcext:value-type="float">
            <text:p>0.926152</text:p>
          </table:table-cell>
          <table:table-cell office:value-type="float" office:value="-0.081249" calcext:value-type="float">
            <text:p>-0.081249</text:p>
          </table:table-cell>
          <table:table-cell office:value-type="float" office:value="4.55759" calcext:value-type="float">
            <text:p>4.55759</text:p>
          </table:table-cell>
          <table:table-cell office:value-type="float" office:value="-0.413939" calcext:value-type="float">
            <text:p>-0.413939</text:p>
          </table:table-cell>
          <table:table-cell office:value-type="float" office:value="0.929998" calcext:value-type="float">
            <text:p>0.929998</text:p>
          </table:table-cell>
          <table:table-cell office:value-type="float" office:value="-0.073598" calcext:value-type="float">
            <text:p>-0.073598</text:p>
          </table:table-cell>
          <table:table-cell office:value-type="float" office:value="0.019343" calcext:value-type="float">
            <text:p>0.01934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797493361]:</text:p>
          </table:table-cell>
          <table:table-cell office:value-type="float" office:value="59.907124" calcext:value-type="float">
            <text:p>59.907124</text:p>
          </table:table-cell>
          <table:table-cell office:value-type="float" office:value="-0.626705" calcext:value-type="float">
            <text:p>-0.626705</text:p>
          </table:table-cell>
          <table:table-cell office:value-type="float" office:value="0.923293" calcext:value-type="float">
            <text:p>0.923293</text:p>
          </table:table-cell>
          <table:table-cell office:value-type="float" office:value="-0.085593" calcext:value-type="float">
            <text:p>-0.085593</text:p>
          </table:table-cell>
          <table:table-cell office:value-type="float" office:value="4.543604" calcext:value-type="float">
            <text:p>4.543604</text:p>
          </table:table-cell>
          <table:table-cell office:value-type="float" office:value="-0.435189" calcext:value-type="float">
            <text:p>-0.435189</text:p>
          </table:table-cell>
          <table:table-cell office:value-type="float" office:value="0.926152" calcext:value-type="float">
            <text:p>0.926152</text:p>
          </table:table-cell>
          <table:table-cell office:value-type="float" office:value="-0.081249" calcext:value-type="float">
            <text:p>-0.081249</text:p>
          </table:table-cell>
          <table:table-cell office:value-type="float" office:value="0.020442" calcext:value-type="float">
            <text:p>0.0204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16768962]:</text:p>
          </table:table-cell>
          <table:table-cell office:value-type="float" office:value="59.293625" calcext:value-type="float">
            <text:p>59.293625</text:p>
          </table:table-cell>
          <table:table-cell office:value-type="float" office:value="-0.686252" calcext:value-type="float">
            <text:p>-0.686252</text:p>
          </table:table-cell>
          <table:table-cell office:value-type="float" office:value="0.918761" calcext:value-type="float">
            <text:p>0.918761</text:p>
          </table:table-cell>
          <table:table-cell office:value-type="float" office:value="-0.089779" calcext:value-type="float">
            <text:p>-0.089779</text:p>
          </table:table-cell>
          <table:table-cell office:value-type="float" office:value="4.520089" calcext:value-type="float">
            <text:p>4.520089</text:p>
          </table:table-cell>
          <table:table-cell office:value-type="float" office:value="-0.456909" calcext:value-type="float">
            <text:p>-0.456909</text:p>
          </table:table-cell>
          <table:table-cell office:value-type="float" office:value="0.923293" calcext:value-type="float">
            <text:p>0.923293</text:p>
          </table:table-cell>
          <table:table-cell office:value-type="float" office:value="-0.085593" calcext:value-type="float">
            <text:p>-0.085593</text:p>
          </table:table-cell>
          <table:table-cell office:value-type="float" office:value="0.019271" calcext:value-type="float">
            <text:p>0.01927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37258679]:</text:p>
          </table:table-cell>
          <table:table-cell office:value-type="float" office:value="58.841152" calcext:value-type="float">
            <text:p>58.841152</text:p>
          </table:table-cell>
          <table:table-cell office:value-type="float" office:value="-0.759003" calcext:value-type="float">
            <text:p>-0.759003</text:p>
          </table:table-cell>
          <table:table-cell office:value-type="float" office:value="0.915201" calcext:value-type="float">
            <text:p>0.915201</text:p>
          </table:table-cell>
          <table:table-cell office:value-type="float" office:value="-0.094931" calcext:value-type="float">
            <text:p>-0.094931</text:p>
          </table:table-cell>
          <table:table-cell office:value-type="float" office:value="4.502675" calcext:value-type="float">
            <text:p>4.502675</text:p>
          </table:table-cell>
          <table:table-cell office:value-type="float" office:value="-0.482105" calcext:value-type="float">
            <text:p>-0.482105</text:p>
          </table:table-cell>
          <table:table-cell office:value-type="float" office:value="0.918761" calcext:value-type="float">
            <text:p>0.918761</text:p>
          </table:table-cell>
          <table:table-cell office:value-type="float" office:value="-0.089779" calcext:value-type="float">
            <text:p>-0.089779</text:p>
          </table:table-cell>
          <table:table-cell office:value-type="float" office:value="0.020446" calcext:value-type="float">
            <text:p>0.02044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57636938]:</text:p>
          </table:table-cell>
          <table:table-cell office:value-type="float" office:value="58.390701" calcext:value-type="float">
            <text:p>58.390701</text:p>
          </table:table-cell>
          <table:table-cell office:value-type="float" office:value="-0.801356" calcext:value-type="float">
            <text:p>-0.801356</text:p>
          </table:table-cell>
          <table:table-cell office:value-type="float" office:value="0.911648" calcext:value-type="float">
            <text:p>0.911648</text:p>
          </table:table-cell>
          <table:table-cell office:value-type="float" office:value="-0.097814" calcext:value-type="float">
            <text:p>-0.097814</text:p>
          </table:table-cell>
          <table:table-cell office:value-type="float" office:value="4.485272" calcext:value-type="float">
            <text:p>4.485272</text:p>
          </table:table-cell>
          <table:table-cell office:value-type="float" office:value="-0.496225" calcext:value-type="float">
            <text:p>-0.496225</text:p>
          </table:table-cell>
          <table:table-cell office:value-type="float" office:value="0.915201" calcext:value-type="float">
            <text:p>0.915201</text:p>
          </table:table-cell>
          <table:table-cell office:value-type="float" office:value="-0.094931" calcext:value-type="float">
            <text:p>-0.094931</text:p>
          </table:table-cell>
          <table:table-cell office:value-type="float" office:value="0.020419" calcext:value-type="float">
            <text:p>0.0204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76963624]:</text:p>
          </table:table-cell>
          <table:table-cell office:value-type="float" office:value="57.614876" calcext:value-type="float">
            <text:p>57.614876</text:p>
          </table:table-cell>
          <table:table-cell office:value-type="float" office:value="-0.884976" calcext:value-type="float">
            <text:p>-0.884976</text:p>
          </table:table-cell>
          <table:table-cell office:value-type="float" office:value="0.905816" calcext:value-type="float">
            <text:p>0.905816</text:p>
          </table:table-cell>
          <table:table-cell office:value-type="float" office:value="-0.103022" calcext:value-type="float">
            <text:p>-0.103022</text:p>
          </table:table-cell>
          <table:table-cell office:value-type="float" office:value="4.455129" calcext:value-type="float">
            <text:p>4.455129</text:p>
          </table:table-cell>
          <table:table-cell office:value-type="float" office:value="-0.523148" calcext:value-type="float">
            <text:p>-0.523148</text:p>
          </table:table-cell>
          <table:table-cell office:value-type="float" office:value="0.911648" calcext:value-type="float">
            <text:p>0.911648</text:p>
          </table:table-cell>
          <table:table-cell office:value-type="float" office:value="-0.097814" calcext:value-type="float">
            <text:p>-0.097814</text:p>
          </table:table-cell>
          <table:table-cell office:value-type="float" office:value="0.019345" calcext:value-type="float">
            <text:p>0.0193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897301934]:</text:p>
          </table:table-cell>
          <table:table-cell office:value-type="float" office:value="57.136314" calcext:value-type="float">
            <text:p>57.136314</text:p>
          </table:table-cell>
          <table:table-cell office:value-type="float" office:value="-0.900345" calcext:value-type="float">
            <text:p>-0.900345</text:p>
          </table:table-cell>
          <table:table-cell office:value-type="float" office:value="0.902016" calcext:value-type="float">
            <text:p>0.902016</text:p>
          </table:table-cell>
          <table:table-cell office:value-type="float" office:value="-0.103997" calcext:value-type="float">
            <text:p>-0.103997</text:p>
          </table:table-cell>
          <table:table-cell office:value-type="float" office:value="4.43644" calcext:value-type="float">
            <text:p>4.43644</text:p>
          </table:table-cell>
          <table:table-cell office:value-type="float" office:value="-0.527941" calcext:value-type="float">
            <text:p>-0.527941</text:p>
          </table:table-cell>
          <table:table-cell office:value-type="float" office:value="0.905816" calcext:value-type="float">
            <text:p>0.905816</text:p>
          </table:table-cell>
          <table:table-cell office:value-type="float" office:value="-0.103022" calcext:value-type="float">
            <text:p>-0.103022</text:p>
          </table:table-cell>
          <table:table-cell office:value-type="float" office:value="0.020338" calcext:value-type="float">
            <text:p>0.0203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17680986]:</text:p>
          </table:table-cell>
          <table:table-cell office:value-type="float" office:value="56.597076" calcext:value-type="float">
            <text:p>56.597076</text:p>
          </table:table-cell>
          <table:table-cell office:value-type="float" office:value="-0.957642" calcext:value-type="float">
            <text:p>-0.957642</text:p>
          </table:table-cell>
          <table:table-cell office:value-type="float" office:value="0.897705" calcext:value-type="float">
            <text:p>0.897705</text:p>
          </table:table-cell>
          <table:table-cell office:value-type="float" office:value="-0.107567" calcext:value-type="float">
            <text:p>-0.107567</text:p>
          </table:table-cell>
          <table:table-cell office:value-type="float" office:value="4.415289" calcext:value-type="float">
            <text:p>4.415289</text:p>
          </table:table-cell>
          <table:table-cell office:value-type="float" office:value="-0.54546" calcext:value-type="float">
            <text:p>-0.54546</text:p>
          </table:table-cell>
          <table:table-cell office:value-type="float" office:value="0.902016" calcext:value-type="float">
            <text:p>0.902016</text:p>
          </table:table-cell>
          <table:table-cell office:value-type="float" office:value="-0.103997" calcext:value-type="float">
            <text:p>-0.103997</text:p>
          </table:table-cell>
          <table:table-cell office:value-type="float" office:value="0.020379" calcext:value-type="float">
            <text:p>0.0203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37095220]:</text:p>
          </table:table-cell>
          <table:table-cell office:value-type="float" office:value="55.751358" calcext:value-type="float">
            <text:p>55.751358</text:p>
          </table:table-cell>
          <table:table-cell office:value-type="float" office:value="-0.970543" calcext:value-type="float">
            <text:p>-0.970543</text:p>
          </table:table-cell>
          <table:table-cell office:value-type="float" office:value="0.891228" calcext:value-type="float">
            <text:p>0.891228</text:p>
          </table:table-cell>
          <table:table-cell office:value-type="float" office:value="-0.10832" calcext:value-type="float">
            <text:p>-0.10832</text:p>
          </table:table-cell>
          <table:table-cell office:value-type="float" office:value="4.3819" calcext:value-type="float">
            <text:p>4.3819</text:p>
          </table:table-cell>
          <table:table-cell office:value-type="float" office:value="-0.549343" calcext:value-type="float">
            <text:p>-0.549343</text:p>
          </table:table-cell>
          <table:table-cell office:value-type="float" office:value="0.897705" calcext:value-type="float">
            <text:p>0.897705</text:p>
          </table:table-cell>
          <table:table-cell office:value-type="float" office:value="-0.107567" calcext:value-type="float">
            <text:p>-0.107567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57645229]:</text:p>
          </table:table-cell>
          <table:table-cell office:value-type="float" office:value="55.145889" calcext:value-type="float">
            <text:p>55.145889</text:p>
          </table:table-cell>
          <table:table-cell office:value-type="float" office:value="-1.018964" calcext:value-type="float">
            <text:p>-1.018964</text:p>
          </table:table-cell>
          <table:table-cell office:value-type="float" office:value="0.886296" calcext:value-type="float">
            <text:p>0.886296</text:p>
          </table:table-cell>
          <table:table-cell office:value-type="float" office:value="-0.111253" calcext:value-type="float">
            <text:p>-0.111253</text:p>
          </table:table-cell>
          <table:table-cell office:value-type="float" office:value="4.35785" calcext:value-type="float">
            <text:p>4.35785</text:p>
          </table:table-cell>
          <table:table-cell office:value-type="float" office:value="-0.563648" calcext:value-type="float">
            <text:p>-0.563648</text:p>
          </table:table-cell>
          <table:table-cell office:value-type="float" office:value="0.891228" calcext:value-type="float">
            <text:p>0.891228</text:p>
          </table:table-cell>
          <table:table-cell office:value-type="float" office:value="-0.10832" calcext:value-type="float">
            <text:p>-0.10832</text:p>
          </table:table-cell>
          <table:table-cell office:value-type="float" office:value="0.020504" calcext:value-type="float">
            <text:p>0.02050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77059092]:</text:p>
          </table:table-cell>
          <table:table-cell office:value-type="float" office:value="54.178684" calcext:value-type="float">
            <text:p>54.178684</text:p>
          </table:table-cell>
          <table:table-cell office:value-type="float" office:value="-1.042468" calcext:value-type="float">
            <text:p>-1.042468</text:p>
          </table:table-cell>
          <table:table-cell office:value-type="float" office:value="0.878757" calcext:value-type="float">
            <text:p>0.878757</text:p>
          </table:table-cell>
          <table:table-cell office:value-type="float" office:value="-0.112586" calcext:value-type="float">
            <text:p>-0.112586</text:p>
          </table:table-cell>
          <table:table-cell office:value-type="float" office:value="4.31914" calcext:value-type="float">
            <text:p>4.31914</text:p>
          </table:table-cell>
          <table:table-cell office:value-type="float" office:value="-0.57049" calcext:value-type="float">
            <text:p>-0.57049</text:p>
          </table:table-cell>
          <table:table-cell office:value-type="float" office:value="0.886296" calcext:value-type="float">
            <text:p>0.886296</text:p>
          </table:table-cell>
          <table:table-cell office:value-type="float" office:value="-0.111253" calcext:value-type="float">
            <text:p>-0.111253</text:p>
          </table:table-cell>
          <table:table-cell office:value-type="float" office:value="0.019476" calcext:value-type="float">
            <text:p>0.0194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7.997415416]:</text:p>
          </table:table-cell>
          <table:table-cell office:value-type="float" office:value="53.552967" calcext:value-type="float">
            <text:p>53.552967</text:p>
          </table:table-cell>
          <table:table-cell office:value-type="float" office:value="-1.041089" calcext:value-type="float">
            <text:p>-1.041089</text:p>
          </table:table-cell>
          <table:table-cell office:value-type="float" office:value="0.873626" calcext:value-type="float">
            <text:p>0.873626</text:p>
          </table:table-cell>
          <table:table-cell office:value-type="float" office:value="-0.112505" calcext:value-type="float">
            <text:p>-0.112505</text:p>
          </table:table-cell>
          <table:table-cell office:value-type="float" office:value="4.293922" calcext:value-type="float">
            <text:p>4.293922</text:p>
          </table:table-cell>
          <table:table-cell office:value-type="float" office:value="-0.570092" calcext:value-type="float">
            <text:p>-0.570092</text:p>
          </table:table-cell>
          <table:table-cell office:value-type="float" office:value="0.878757" calcext:value-type="float">
            <text:p>0.878757</text:p>
          </table:table-cell>
          <table:table-cell office:value-type="float" office:value="-0.112586" calcext:value-type="float">
            <text:p>-0.112586</text:p>
          </table:table-cell>
          <table:table-cell office:value-type="float" office:value="0.020349" calcext:value-type="float">
            <text:p>0.02034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16818471]:</text:p>
          </table:table-cell>
          <table:table-cell office:value-type="float" office:value="52.513374" calcext:value-type="float">
            <text:p>52.513374</text:p>
          </table:table-cell>
          <table:table-cell office:value-type="float" office:value="-1.027565" calcext:value-type="float">
            <text:p>-1.027565</text:p>
          </table:table-cell>
          <table:table-cell office:value-type="float" office:value="0.865436" calcext:value-type="float">
            <text:p>0.865436</text:p>
          </table:table-cell>
          <table:table-cell office:value-type="float" office:value="-0.111743" calcext:value-type="float">
            <text:p>-0.111743</text:p>
          </table:table-cell>
          <table:table-cell office:value-type="float" office:value="4.251679" calcext:value-type="float">
            <text:p>4.251679</text:p>
          </table:table-cell>
          <table:table-cell office:value-type="float" office:value="-0.566161" calcext:value-type="float">
            <text:p>-0.566161</text:p>
          </table:table-cell>
          <table:table-cell office:value-type="float" office:value="0.873626" calcext:value-type="float">
            <text:p>0.873626</text:p>
          </table:table-cell>
          <table:table-cell office:value-type="float" office:value="-0.112505" calcext:value-type="float">
            <text:p>-0.112505</text:p>
          </table:table-cell>
          <table:table-cell office:value-type="float" office:value="0.019387" calcext:value-type="float">
            <text:p>0.0193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37219085]:</text:p>
          </table:table-cell>
          <table:table-cell office:value-type="float" office:value="51.854805" calcext:value-type="float">
            <text:p>51.854805</text:p>
          </table:table-cell>
          <table:table-cell office:value-type="float" office:value="-1.004515" calcext:value-type="float">
            <text:p>-1.004515</text:p>
          </table:table-cell>
          <table:table-cell office:value-type="float" office:value="0.85993" calcext:value-type="float">
            <text:p>0.85993</text:p>
          </table:table-cell>
          <table:table-cell office:value-type="float" office:value="-0.110367" calcext:value-type="float">
            <text:p>-0.110367</text:p>
          </table:table-cell>
          <table:table-cell office:value-type="float" office:value="4.224714" calcext:value-type="float">
            <text:p>4.224714</text:p>
          </table:table-cell>
          <table:table-cell office:value-type="float" office:value="-0.559421" calcext:value-type="float">
            <text:p>-0.559421</text:p>
          </table:table-cell>
          <table:table-cell office:value-type="float" office:value="0.865436" calcext:value-type="float">
            <text:p>0.865436</text:p>
          </table:table-cell>
          <table:table-cell office:value-type="float" office:value="-0.111743" calcext:value-type="float">
            <text:p>-0.111743</text:p>
          </table:table-cell>
          <table:table-cell office:value-type="float" office:value="0.020418" calcext:value-type="float">
            <text:p>0.02041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57600335]:</text:p>
          </table:table-cell>
          <table:table-cell office:value-type="float" office:value="51.16328" calcext:value-type="float">
            <text:p>51.16328</text:p>
          </table:table-cell>
          <table:table-cell office:value-type="float" office:value="-0.991456" calcext:value-type="float">
            <text:p>-0.991456</text:p>
          </table:table-cell>
          <table:table-cell office:value-type="float" office:value="0.854123" calcext:value-type="float">
            <text:p>0.854123</text:p>
          </table:table-cell>
          <table:table-cell office:value-type="float" office:value="-0.109582" calcext:value-type="float">
            <text:p>-0.109582</text:p>
          </table:table-cell>
          <table:table-cell office:value-type="float" office:value="4.196213" calcext:value-type="float">
            <text:p>4.196213</text:p>
          </table:table-cell>
          <table:table-cell office:value-type="float" office:value="-0.555568" calcext:value-type="float">
            <text:p>-0.555568</text:p>
          </table:table-cell>
          <table:table-cell office:value-type="float" office:value="0.85993" calcext:value-type="float">
            <text:p>0.85993</text:p>
          </table:table-cell>
          <table:table-cell office:value-type="float" office:value="-0.110367" calcext:value-type="float">
            <text:p>-0.110367</text:p>
          </table:table-cell>
          <table:table-cell office:value-type="float" office:value="0.020374" calcext:value-type="float">
            <text:p>0.0203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76886816]:</text:p>
          </table:table-cell>
          <table:table-cell office:value-type="float" office:value="49.99823" calcext:value-type="float">
            <text:p>49.99823</text:p>
          </table:table-cell>
          <table:table-cell office:value-type="float" office:value="-0.980816" calcext:value-type="float">
            <text:p>-0.980816</text:p>
          </table:table-cell>
          <table:table-cell office:value-type="float" office:value="0.844758" calcext:value-type="float">
            <text:p>0.844758</text:p>
          </table:table-cell>
          <table:table-cell office:value-type="float" office:value="-0.10897" calcext:value-type="float">
            <text:p>-0.10897</text:p>
          </table:table-cell>
          <table:table-cell office:value-type="float" office:value="4.147736" calcext:value-type="float">
            <text:p>4.147736</text:p>
          </table:table-cell>
          <table:table-cell office:value-type="float" office:value="-0.5524" calcext:value-type="float">
            <text:p>-0.5524</text:p>
          </table:table-cell>
          <table:table-cell office:value-type="float" office:value="0.854123" calcext:value-type="float">
            <text:p>0.854123</text:p>
          </table:table-cell>
          <table:table-cell office:value-type="float" office:value="-0.109582" calcext:value-type="float">
            <text:p>-0.109582</text:p>
          </table:table-cell>
          <table:table-cell office:value-type="float" office:value="0.019319" calcext:value-type="float">
            <text:p>0.01931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097155399]:</text:p>
          </table:table-cell>
          <table:table-cell office:value-type="float" office:value="49.260437" calcext:value-type="float">
            <text:p>49.260437</text:p>
          </table:table-cell>
          <table:table-cell office:value-type="float" office:value="-0.917324" calcext:value-type="float">
            <text:p>-0.917324</text:p>
          </table:table-cell>
          <table:table-cell office:value-type="float" office:value="0.838484" calcext:value-type="float">
            <text:p>0.838484</text:p>
          </table:table-cell>
          <table:table-cell office:value-type="float" office:value="-0.105078" calcext:value-type="float">
            <text:p>-0.105078</text:p>
          </table:table-cell>
          <table:table-cell office:value-type="float" office:value="4.116756" calcext:value-type="float">
            <text:p>4.116756</text:p>
          </table:table-cell>
          <table:table-cell office:value-type="float" office:value="-0.533185" calcext:value-type="float">
            <text:p>-0.533185</text:p>
          </table:table-cell>
          <table:table-cell office:value-type="float" office:value="0.844758" calcext:value-type="float">
            <text:p>0.844758</text:p>
          </table:table-cell>
          <table:table-cell office:value-type="float" office:value="-0.10897" calcext:value-type="float">
            <text:p>-0.10897</text:p>
          </table:table-cell>
          <table:table-cell office:value-type="float" office:value="0.020252" calcext:value-type="float">
            <text:p>0.0202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17472351]:</text:p>
          </table:table-cell>
          <table:table-cell office:value-type="float" office:value="48.059143" calcext:value-type="float">
            <text:p>48.059143</text:p>
          </table:table-cell>
          <table:table-cell office:value-type="float" office:value="-0.886923" calcext:value-type="float">
            <text:p>-0.886923</text:p>
          </table:table-cell>
          <table:table-cell office:value-type="float" office:value="0.828139" calcext:value-type="float">
            <text:p>0.828139</text:p>
          </table:table-cell>
          <table:table-cell office:value-type="float" office:value="-0.103163" calcext:value-type="float">
            <text:p>-0.103163</text:p>
          </table:table-cell>
          <table:table-cell office:value-type="float" office:value="4.065815" calcext:value-type="float">
            <text:p>4.065815</text:p>
          </table:table-cell>
          <table:table-cell office:value-type="float" office:value="-0.523752" calcext:value-type="float">
            <text:p>-0.523752</text:p>
          </table:table-cell>
          <table:table-cell office:value-type="float" office:value="0.838484" calcext:value-type="float">
            <text:p>0.838484</text:p>
          </table:table-cell>
          <table:table-cell office:value-type="float" office:value="-0.105078" calcext:value-type="float">
            <text:p>-0.105078</text:p>
          </table:table-cell>
          <table:table-cell office:value-type="float" office:value="0.020307" calcext:value-type="float">
            <text:p>0.02030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37809617]:</text:p>
          </table:table-cell>
          <table:table-cell office:value-type="float" office:value="47.251827" calcext:value-type="float">
            <text:p>47.251827</text:p>
          </table:table-cell>
          <table:table-cell office:value-type="float" office:value="-0.853977" calcext:value-type="float">
            <text:p>-0.853977</text:p>
          </table:table-cell>
          <table:table-cell office:value-type="float" office:value="0.821104" calcext:value-type="float">
            <text:p>0.821104</text:p>
          </table:table-cell>
          <table:table-cell office:value-type="float" office:value="-0.101047" calcext:value-type="float">
            <text:p>-0.101047</text:p>
          </table:table-cell>
          <table:table-cell office:value-type="float" office:value="4.031222" calcext:value-type="float">
            <text:p>4.031222</text:p>
          </table:table-cell>
          <table:table-cell office:value-type="float" office:value="-0.513348" calcext:value-type="float">
            <text:p>-0.513348</text:p>
          </table:table-cell>
          <table:table-cell office:value-type="float" office:value="0.828139" calcext:value-type="float">
            <text:p>0.828139</text:p>
          </table:table-cell>
          <table:table-cell office:value-type="float" office:value="-0.103163" calcext:value-type="float">
            <text:p>-0.103163</text:p>
          </table:table-cell>
          <table:table-cell office:value-type="float" office:value="0.020337" calcext:value-type="float">
            <text:p>0.02033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57173602]:</text:p>
          </table:table-cell>
          <table:table-cell office:value-type="float" office:value="46.402142" calcext:value-type="float">
            <text:p>46.402142</text:p>
          </table:table-cell>
          <table:table-cell office:value-type="float" office:value="-0.839841" calcext:value-type="float">
            <text:p>-0.839841</text:p>
          </table:table-cell>
          <table:table-cell office:value-type="float" office:value="0.813991" calcext:value-type="float">
            <text:p>0.813991</text:p>
          </table:table-cell>
          <table:table-cell office:value-type="float" office:value="-0.100168" calcext:value-type="float">
            <text:p>-0.100168</text:p>
          </table:table-cell>
          <table:table-cell office:value-type="float" office:value="3.994478" calcext:value-type="float">
            <text:p>3.994478</text:p>
          </table:table-cell>
          <table:table-cell office:value-type="float" office:value="-0.508808" calcext:value-type="float">
            <text:p>-0.508808</text:p>
          </table:table-cell>
          <table:table-cell office:value-type="float" office:value="0.821104" calcext:value-type="float">
            <text:p>0.821104</text:p>
          </table:table-cell>
          <table:table-cell office:value-type="float" office:value="-0.101047" calcext:value-type="float">
            <text:p>-0.101047</text:p>
          </table:table-cell>
          <table:table-cell office:value-type="float" office:value="0.019357" calcext:value-type="float">
            <text:p>0.01935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77535607]:</text:p>
          </table:table-cell>
          <table:table-cell office:value-type="float" office:value="45.145485" calcext:value-type="float">
            <text:p>45.145485</text:p>
          </table:table-cell>
          <table:table-cell office:value-type="float" office:value="-0.711547" calcext:value-type="float">
            <text:p>-0.711547</text:p>
          </table:table-cell>
          <table:table-cell office:value-type="float" office:value="0.802796" calcext:value-type="float">
            <text:p>0.802796</text:p>
          </table:table-cell>
          <table:table-cell office:value-type="float" office:value="-0.091421" calcext:value-type="float">
            <text:p>-0.091421</text:p>
          </table:table-cell>
          <table:table-cell office:value-type="float" office:value="3.939536" calcext:value-type="float">
            <text:p>3.939536</text:p>
          </table:table-cell>
          <table:table-cell office:value-type="float" office:value="-0.46588" calcext:value-type="float">
            <text:p>-0.46588</text:p>
          </table:table-cell>
          <table:table-cell office:value-type="float" office:value="0.813991" calcext:value-type="float">
            <text:p>0.813991</text:p>
          </table:table-cell>
          <table:table-cell office:value-type="float" office:value="-0.100168" calcext:value-type="float">
            <text:p>-0.100168</text:p>
          </table:table-cell>
          <table:table-cell office:value-type="float" office:value="0.020376" calcext:value-type="float">
            <text:p>0.0203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196826120]:</text:p>
          </table:table-cell>
          <table:table-cell office:value-type="float" office:value="44.250019" calcext:value-type="float">
            <text:p>44.250019</text:p>
          </table:table-cell>
          <table:table-cell office:value-type="float" office:value="-0.694685" calcext:value-type="float">
            <text:p>-0.694685</text:p>
          </table:table-cell>
          <table:table-cell office:value-type="float" office:value="0.795152" calcext:value-type="float">
            <text:p>0.795152</text:p>
          </table:table-cell>
          <table:table-cell office:value-type="float" office:value="-0.090275" calcext:value-type="float">
            <text:p>-0.090275</text:p>
          </table:table-cell>
          <table:table-cell office:value-type="float" office:value="3.899898" calcext:value-type="float">
            <text:p>3.899898</text:p>
          </table:table-cell>
          <table:table-cell office:value-type="float" office:value="-0.459939" calcext:value-type="float">
            <text:p>-0.459939</text:p>
          </table:table-cell>
          <table:table-cell office:value-type="float" office:value="0.802796" calcext:value-type="float">
            <text:p>0.802796</text:p>
          </table:table-cell>
          <table:table-cell office:value-type="float" office:value="-0.091421" calcext:value-type="float">
            <text:p>-0.091421</text:p>
          </table:table-cell>
          <table:table-cell office:value-type="float" office:value="0.019285" calcext:value-type="float">
            <text:p>0.01928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17184357]:</text:p>
          </table:table-cell>
          <table:table-cell office:value-type="float" office:value="42.916851" calcext:value-type="float">
            <text:p>42.916851</text:p>
          </table:table-cell>
          <table:table-cell office:value-type="float" office:value="-0.595855" calcext:value-type="float">
            <text:p>-0.595855</text:p>
          </table:table-cell>
          <table:table-cell office:value-type="float" office:value="0.783005" calcext:value-type="float">
            <text:p>0.783005</text:p>
          </table:table-cell>
          <table:table-cell office:value-type="float" office:value="-0.082908" calcext:value-type="float">
            <text:p>-0.082908</text:p>
          </table:table-cell>
          <table:table-cell office:value-type="float" office:value="3.840162" calcext:value-type="float">
            <text:p>3.840162</text:p>
          </table:table-cell>
          <table:table-cell office:value-type="float" office:value="-0.423711" calcext:value-type="float">
            <text:p>-0.423711</text:p>
          </table:table-cell>
          <table:table-cell office:value-type="float" office:value="0.795152" calcext:value-type="float">
            <text:p>0.795152</text:p>
          </table:table-cell>
          <table:table-cell office:value-type="float" office:value="-0.090275" calcext:value-type="float">
            <text:p>-0.090275</text:p>
          </table:table-cell>
          <table:table-cell office:value-type="float" office:value="0.020334" calcext:value-type="float">
            <text:p>0.0203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37525748]:</text:p>
          </table:table-cell>
          <table:table-cell office:value-type="float" office:value="42.06094" calcext:value-type="float">
            <text:p>42.06094</text:p>
          </table:table-cell>
          <table:table-cell office:value-type="float" office:value="-0.563497" calcext:value-type="float">
            <text:p>-0.563497</text:p>
          </table:table-cell>
          <table:table-cell office:value-type="float" office:value="0.775095" calcext:value-type="float">
            <text:p>0.775095</text:p>
          </table:table-cell>
          <table:table-cell office:value-type="float" office:value="-0.080363" calcext:value-type="float">
            <text:p>-0.080363</text:p>
          </table:table-cell>
          <table:table-cell office:value-type="float" office:value="3.801322" calcext:value-type="float">
            <text:p>3.801322</text:p>
          </table:table-cell>
          <table:table-cell office:value-type="float" office:value="-0.411214" calcext:value-type="float">
            <text:p>-0.411214</text:p>
          </table:table-cell>
          <table:table-cell office:value-type="float" office:value="0.783005" calcext:value-type="float">
            <text:p>0.783005</text:p>
          </table:table-cell>
          <table:table-cell office:value-type="float" office:value="-0.082908" calcext:value-type="float">
            <text:p>-0.082908</text:p>
          </table:table-cell>
          <table:table-cell office:value-type="float" office:value="0.020366" calcext:value-type="float">
            <text:p>0.02036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56889228]:</text:p>
          </table:table-cell>
          <table:table-cell office:value-type="float" office:value="41.017742" calcext:value-type="float">
            <text:p>41.017742</text:p>
          </table:table-cell>
          <table:table-cell office:value-type="float" office:value="-0.568005" calcext:value-type="float">
            <text:p>-0.568005</text:p>
          </table:table-cell>
          <table:table-cell office:value-type="float" office:value="0.765839" calcext:value-type="float">
            <text:p>0.765839</text:p>
          </table:table-cell>
          <table:table-cell office:value-type="float" office:value="-0.080705" calcext:value-type="float">
            <text:p>-0.080705</text:p>
          </table:table-cell>
          <table:table-cell office:value-type="float" office:value="3.753421" calcext:value-type="float">
            <text:p>3.753421</text:p>
          </table:table-cell>
          <table:table-cell office:value-type="float" office:value="-0.412983" calcext:value-type="float">
            <text:p>-0.412983</text:p>
          </table:table-cell>
          <table:table-cell office:value-type="float" office:value="0.775095" calcext:value-type="float">
            <text:p>0.775095</text:p>
          </table:table-cell>
          <table:table-cell office:value-type="float" office:value="-0.080363" calcext:value-type="float">
            <text:p>-0.080363</text:p>
          </table:table-cell>
          <table:table-cell office:value-type="float" office:value="0.019323" calcext:value-type="float">
            <text:p>0.01932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77291608]:</text:p>
          </table:table-cell>
          <table:table-cell office:value-type="float" office:value="39.634392" calcext:value-type="float">
            <text:p>39.634392</text:p>
          </table:table-cell>
          <table:table-cell office:value-type="float" office:value="-0.46851" calcext:value-type="float">
            <text:p>-0.46851</text:p>
          </table:table-cell>
          <table:table-cell office:value-type="float" office:value="0.752673" calcext:value-type="float">
            <text:p>0.752673</text:p>
          </table:table-cell>
          <table:table-cell office:value-type="float" office:value="-0.072401" calcext:value-type="float">
            <text:p>-0.072401</text:p>
          </table:table-cell>
          <table:table-cell office:value-type="float" office:value="3.688984" calcext:value-type="float">
            <text:p>3.688984</text:p>
          </table:table-cell>
          <table:table-cell office:value-type="float" office:value="-0.372342" calcext:value-type="float">
            <text:p>-0.372342</text:p>
          </table:table-cell>
          <table:table-cell office:value-type="float" office:value="0.765839" calcext:value-type="float">
            <text:p>0.765839</text:p>
          </table:table-cell>
          <table:table-cell office:value-type="float" office:value="-0.080705" calcext:value-type="float">
            <text:p>-0.080705</text:p>
          </table:table-cell>
          <table:table-cell office:value-type="float" office:value="0.020434" calcext:value-type="float">
            <text:p>0.0204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297674394]:</text:p>
          </table:table-cell>
          <table:table-cell office:value-type="float" office:value="38.688519" calcext:value-type="float">
            <text:p>38.688519</text:p>
          </table:table-cell>
          <table:table-cell office:value-type="float" office:value="-0.411899" calcext:value-type="float">
            <text:p>-0.411899</text:p>
          </table:table-cell>
          <table:table-cell office:value-type="float" office:value="0.743558" calcext:value-type="float">
            <text:p>0.743558</text:p>
          </table:table-cell>
          <table:table-cell office:value-type="float" office:value="-0.067294" calcext:value-type="float">
            <text:p>-0.067294</text:p>
          </table:table-cell>
          <table:table-cell office:value-type="float" office:value="3.644274" calcext:value-type="float">
            <text:p>3.644274</text:p>
          </table:table-cell>
          <table:table-cell office:value-type="float" office:value="-0.347292" calcext:value-type="float">
            <text:p>-0.347292</text:p>
          </table:table-cell>
          <table:table-cell office:value-type="float" office:value="0.752673" calcext:value-type="float">
            <text:p>0.752673</text:p>
          </table:table-cell>
          <table:table-cell office:value-type="float" office:value="-0.072401" calcext:value-type="float">
            <text:p>-0.072401</text:p>
          </table:table-cell>
          <table:table-cell office:value-type="float" office:value="0.020386" calcext:value-type="float">
            <text:p>0.0203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16951433]:</text:p>
          </table:table-cell>
          <table:table-cell office:value-type="float" office:value="37.646519" calcext:value-type="float">
            <text:p>37.646519</text:p>
          </table:table-cell>
          <table:table-cell office:value-type="float" office:value="-0.352915" calcext:value-type="float">
            <text:p>-0.352915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-0.061865" calcext:value-type="float">
            <text:p>-0.061865</text:p>
          </table:table-cell>
          <table:table-cell office:value-type="float" office:value="3.594358" calcext:value-type="float">
            <text:p>3.594358</text:p>
          </table:table-cell>
          <table:table-cell office:value-type="float" office:value="-0.319167" calcext:value-type="float">
            <text:p>-0.319167</text:p>
          </table:table-cell>
          <table:table-cell office:value-type="float" office:value="0.743558" calcext:value-type="float">
            <text:p>0.743558</text:p>
          </table:table-cell>
          <table:table-cell office:value-type="float" office:value="-0.067294" calcext:value-type="float">
            <text:p>-0.067294</text:p>
          </table:table-cell>
          <table:table-cell office:value-type="float" office:value="0.019302" calcext:value-type="float">
            <text:p>0.01930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37279318]:</text:p>
          </table:table-cell>
          <table:table-cell office:value-type="float" office:value="36.109291" calcext:value-type="float">
            <text:p>36.109291</text:p>
          </table:table-cell>
          <table:table-cell office:value-type="float" office:value="-0.29705" calcext:value-type="float">
            <text:p>-0.29705</text:p>
          </table:table-cell>
          <table:table-cell office:value-type="float" office:value="0.718701" calcext:value-type="float">
            <text:p>0.718701</text:p>
          </table:table-cell>
          <table:table-cell office:value-type="float" office:value="-0.056027" calcext:value-type="float">
            <text:p>-0.056027</text:p>
          </table:table-cell>
          <table:table-cell office:value-type="float" office:value="3.519475" calcext:value-type="float">
            <text:p>3.519475</text:p>
          </table:table-cell>
          <table:table-cell office:value-type="float" office:value="-0.290445" calcext:value-type="float">
            <text:p>-0.290445</text:p>
          </table:table-cell>
          <table:table-cell office:value-type="float" office:value="0.733923" calcext:value-type="float">
            <text:p>0.733923</text:p>
          </table:table-cell>
          <table:table-cell office:value-type="float" office:value="-0.061865" calcext:value-type="float">
            <text:p>-0.061865</text:p>
          </table:table-cell>
          <table:table-cell office:value-type="float" office:value="0.020327" calcext:value-type="float">
            <text:p>0.0203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57656883]:</text:p>
          </table:table-cell>
          <table:table-cell office:value-type="float" office:value="35.121769" calcext:value-type="float">
            <text:p>35.121769</text:p>
          </table:table-cell>
          <table:table-cell office:value-type="float" office:value="-0.280061" calcext:value-type="float">
            <text:p>-0.280061</text:p>
          </table:table-cell>
          <table:table-cell office:value-type="float" office:value="0.708734" calcext:value-type="float">
            <text:p>0.708734</text:p>
          </table:table-cell>
          <table:table-cell office:value-type="float" office:value="-0.054143" calcext:value-type="float">
            <text:p>-0.054143</text:p>
          </table:table-cell>
          <table:table-cell office:value-type="float" office:value="3.470528" calcext:value-type="float">
            <text:p>3.470528</text:p>
          </table:table-cell>
          <table:table-cell office:value-type="float" office:value="-0.281196" calcext:value-type="float">
            <text:p>-0.281196</text:p>
          </table:table-cell>
          <table:table-cell office:value-type="float" office:value="0.718701" calcext:value-type="float">
            <text:p>0.718701</text:p>
          </table:table-cell>
          <table:table-cell office:value-type="float" office:value="-0.056027" calcext:value-type="float">
            <text:p>-0.056027</text:p>
          </table:table-cell>
          <table:table-cell office:value-type="float" office:value="0.020363" calcext:value-type="float">
            <text:p>0.02036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76891689]:</text:p>
          </table:table-cell>
          <table:table-cell office:value-type="float" office:value="33.441921" calcext:value-type="float">
            <text:p>33.441921</text:p>
          </table:table-cell>
          <table:table-cell office:value-type="float" office:value="-0.210849" calcext:value-type="float">
            <text:p>-0.210849</text:p>
          </table:table-cell>
          <table:table-cell office:value-type="float" office:value="0.692388" calcext:value-type="float">
            <text:p>0.692388</text:p>
          </table:table-cell>
          <table:table-cell office:value-type="float" office:value="-0.046221" calcext:value-type="float">
            <text:p>-0.046221</text:p>
          </table:table-cell>
          <table:table-cell office:value-type="float" office:value="3.385607" calcext:value-type="float">
            <text:p>3.385607</text:p>
          </table:table-cell>
          <table:table-cell office:value-type="float" office:value="-0.240041" calcext:value-type="float">
            <text:p>-0.240041</text:p>
          </table:table-cell>
          <table:table-cell office:value-type="float" office:value="0.708734" calcext:value-type="float">
            <text:p>0.708734</text:p>
          </table:table-cell>
          <table:table-cell office:value-type="float" office:value="-0.054143" calcext:value-type="float">
            <text:p>-0.054143</text:p>
          </table:table-cell>
          <table:table-cell office:value-type="float" office:value="0.019249" calcext:value-type="float">
            <text:p>0.01924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397144589]:</text:p>
          </table:table-cell>
          <table:table-cell office:value-type="float" office:value="32.408222" calcext:value-type="float">
            <text:p>32.408222</text:p>
          </table:table-cell>
          <table:table-cell office:value-type="float" office:value="-0.178779" calcext:value-type="float">
            <text:p>-0.178779</text:p>
          </table:table-cell>
          <table:table-cell office:value-type="float" office:value="0.681598" calcext:value-type="float">
            <text:p>0.681598</text:p>
          </table:table-cell>
          <table:table-cell office:value-type="float" office:value="-0.041932" calcext:value-type="float">
            <text:p>-0.041932</text:p>
          </table:table-cell>
          <table:table-cell office:value-type="float" office:value="3.332314" calcext:value-type="float">
            <text:p>3.332314</text:p>
          </table:table-cell>
          <table:table-cell office:value-type="float" office:value="-0.218853" calcext:value-type="float">
            <text:p>-0.218853</text:p>
          </table:table-cell>
          <table:table-cell office:value-type="float" office:value="0.692388" calcext:value-type="float">
            <text:p>0.692388</text:p>
          </table:table-cell>
          <table:table-cell office:value-type="float" office:value="-0.046221" calcext:value-type="float">
            <text:p>-0.046221</text:p>
          </table:table-cell>
          <table:table-cell office:value-type="float" office:value="0.020245" calcext:value-type="float">
            <text:p>0.02024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17552759]:</text:p>
          </table:table-cell>
          <table:table-cell office:value-type="float" office:value="31.310354" calcext:value-type="float">
            <text:p>31.310354</text:p>
          </table:table-cell>
          <table:table-cell office:value-type="float" office:value="-0.140888" calcext:value-type="float">
            <text:p>-0.140888</text:p>
          </table:table-cell>
          <table:table-cell office:value-type="float" office:value="0.669871" calcext:value-type="float">
            <text:p>0.669871</text:p>
          </table:table-cell>
          <table:table-cell office:value-type="float" office:value="-0.036318" calcext:value-type="float">
            <text:p>-0.036318</text:p>
          </table:table-cell>
          <table:table-cell office:value-type="float" office:value="3.274778" calcext:value-type="float">
            <text:p>3.274778</text:p>
          </table:table-cell>
          <table:table-cell office:value-type="float" office:value="-0.19131" calcext:value-type="float">
            <text:p>-0.19131</text:p>
          </table:table-cell>
          <table:table-cell office:value-type="float" office:value="0.681598" calcext:value-type="float">
            <text:p>0.681598</text:p>
          </table:table-cell>
          <table:table-cell office:value-type="float" office:value="-0.041932" calcext:value-type="float">
            <text:p>-0.041932</text:p>
          </table:table-cell>
          <table:table-cell office:value-type="float" office:value="0.020381" calcext:value-type="float">
            <text:p>0.0203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36808087]:</text:p>
          </table:table-cell>
          <table:table-cell office:value-type="float" office:value="29.596621" calcext:value-type="float">
            <text:p>29.596621</text:p>
          </table:table-cell>
          <table:table-cell office:value-type="float" office:value="-0.094679" calcext:value-type="float">
            <text:p>-0.094679</text:p>
          </table:table-cell>
          <table:table-cell office:value-type="float" office:value="0.652156" calcext:value-type="float">
            <text:p>0.652156</text:p>
          </table:table-cell>
          <table:table-cell office:value-type="float" office:value="-0.028729" calcext:value-type="float">
            <text:p>-0.028729</text:p>
          </table:table-cell>
          <table:table-cell office:value-type="float" office:value="3.182854" calcext:value-type="float">
            <text:p>3.182854</text:p>
          </table:table-cell>
          <table:table-cell office:value-type="float" office:value="-0.151929" calcext:value-type="float">
            <text:p>-0.151929</text:p>
          </table:table-cell>
          <table:table-cell office:value-type="float" office:value="0.669871" calcext:value-type="float">
            <text:p>0.669871</text:p>
          </table:table-cell>
          <table:table-cell office:value-type="float" office:value="-0.036318" calcext:value-type="float">
            <text:p>-0.036318</text:p>
          </table:table-cell>
          <table:table-cell office:value-type="float" office:value="0.019272" calcext:value-type="float">
            <text:p>0.01927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57124852]:</text:p>
          </table:table-cell>
          <table:table-cell office:value-type="float" office:value="28.52388" calcext:value-type="float">
            <text:p>28.52388</text:p>
          </table:table-cell>
          <table:table-cell office:value-type="float" office:value="-0.081117" calcext:value-type="float">
            <text:p>-0.081117</text:p>
          </table:table-cell>
          <table:table-cell office:value-type="float" office:value="0.640185" calcext:value-type="float">
            <text:p>0.640185</text:p>
          </table:table-cell>
          <table:table-cell office:value-type="float" office:value="-0.026062" calcext:value-type="float">
            <text:p>-0.026062</text:p>
          </table:table-cell>
          <table:table-cell office:value-type="float" office:value="3.123987" calcext:value-type="float">
            <text:p>3.123987</text:p>
          </table:table-cell>
          <table:table-cell office:value-type="float" office:value="-0.138815" calcext:value-type="float">
            <text:p>-0.138815</text:p>
          </table:table-cell>
          <table:table-cell office:value-type="float" office:value="0.652156" calcext:value-type="float">
            <text:p>0.652156</text:p>
          </table:table-cell>
          <table:table-cell office:value-type="float" office:value="-0.028729" calcext:value-type="float">
            <text:p>-0.028729</text:p>
          </table:table-cell>
          <table:table-cell office:value-type="float" office:value="0.020335" calcext:value-type="float">
            <text:p>0.02033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77412062]:</text:p>
          </table:table-cell>
          <table:table-cell office:value-type="float" office:value="26.89641" calcext:value-type="float">
            <text:p>26.89641</text:p>
          </table:table-cell>
          <table:table-cell office:value-type="float" office:value="-0.049749" calcext:value-type="float">
            <text:p>-0.049749</text:p>
          </table:table-cell>
          <table:table-cell office:value-type="float" office:value="0.621632" calcext:value-type="float">
            <text:p>0.621632</text:p>
          </table:table-cell>
          <table:table-cell office:value-type="float" office:value="-0.018961" calcext:value-type="float">
            <text:p>-0.018961</text:p>
          </table:table-cell>
          <table:table-cell office:value-type="float" office:value="3.032519" calcext:value-type="float">
            <text:p>3.032519</text:p>
          </table:table-cell>
          <table:table-cell office:value-type="float" office:value="-0.103807" calcext:value-type="float">
            <text:p>-0.103807</text:p>
          </table:table-cell>
          <table:table-cell office:value-type="float" office:value="0.640185" calcext:value-type="float">
            <text:p>0.640185</text:p>
          </table:table-cell>
          <table:table-cell office:value-type="float" office:value="-0.026062" calcext:value-type="float">
            <text:p>-0.026062</text:p>
          </table:table-cell>
          <table:table-cell office:value-type="float" office:value="0.020284" calcext:value-type="float">
            <text:p>0.02028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497718493]:</text:p>
          </table:table-cell>
          <table:table-cell office:value-type="float" office:value="25.803513" calcext:value-type="float">
            <text:p>25.803513</text:p>
          </table:table-cell>
          <table:table-cell office:value-type="float" office:value="-0.028964" calcext:value-type="float">
            <text:p>-0.028964</text:p>
          </table:table-cell>
          <table:table-cell office:value-type="float" office:value="0.608858" calcext:value-type="float">
            <text:p>0.608858</text:p>
          </table:table-cell>
          <table:table-cell office:value-type="float" office:value="-0.013046" calcext:value-type="float">
            <text:p>-0.013046</text:p>
          </table:table-cell>
          <table:table-cell office:value-type="float" office:value="2.969533" calcext:value-type="float">
            <text:p>2.969533</text:p>
          </table:table-cell>
          <table:table-cell office:value-type="float" office:value="-0.074641" calcext:value-type="float">
            <text:p>-0.074641</text:p>
          </table:table-cell>
          <table:table-cell office:value-type="float" office:value="0.621632" calcext:value-type="float">
            <text:p>0.621632</text:p>
          </table:table-cell>
          <table:table-cell office:value-type="float" office:value="-0.018961" calcext:value-type="float">
            <text:p>-0.018961</text:p>
          </table:table-cell>
          <table:table-cell office:value-type="float" office:value="0.020281" calcext:value-type="float">
            <text:p>0.0202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17083327]:</text:p>
          </table:table-cell>
          <table:table-cell office:value-type="float" office:value="24.151373" calcext:value-type="float">
            <text:p>24.151373</text:p>
          </table:table-cell>
          <table:table-cell office:value-type="float" office:value="-0.007778" calcext:value-type="float">
            <text:p>-0.007778</text:p>
          </table:table-cell>
          <table:table-cell office:value-type="float" office:value="0.589895" calcext:value-type="float">
            <text:p>0.589895</text:p>
          </table:table-cell>
          <table:table-cell office:value-type="float" office:value="-0.004818" calcext:value-type="float">
            <text:p>-0.004818</text:p>
          </table:table-cell>
          <table:table-cell office:value-type="float" office:value="2.871675" calcext:value-type="float">
            <text:p>2.871675</text:p>
          </table:table-cell>
          <table:table-cell office:value-type="float" office:value="-0.032183" calcext:value-type="float">
            <text:p>-0.032183</text:p>
          </table:table-cell>
          <table:table-cell office:value-type="float" office:value="0.608858" calcext:value-type="float">
            <text:p>0.608858</text:p>
          </table:table-cell>
          <table:table-cell office:value-type="float" office:value="-0.013046" calcext:value-type="float">
            <text:p>-0.013046</text:p>
          </table:table-cell>
          <table:table-cell office:value-type="float" office:value="0.019377" calcext:value-type="float">
            <text:p>0.01937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37433275]:</text:p>
          </table:table-cell>
          <table:table-cell office:value-type="float" office:value="23.150436" calcext:value-type="float">
            <text:p>23.150436</text:p>
          </table:table-cell>
          <table:table-cell office:value-type="float" office:value="-0.001286" calcext:value-type="float">
            <text:p>-0.001286</text:p>
          </table:table-cell>
          <table:table-cell office:value-type="float" office:value="0.577498" calcext:value-type="float">
            <text:p>0.577498</text:p>
          </table:table-cell>
          <table:table-cell office:value-type="float" office:value="-0.000832" calcext:value-type="float">
            <text:p>-0.000832</text:p>
          </table:table-cell>
          <table:table-cell office:value-type="float" office:value="2.810788" calcext:value-type="float">
            <text:p>2.810788</text:p>
          </table:table-cell>
          <table:table-cell office:value-type="float" office:value="-0.012604" calcext:value-type="float">
            <text:p>-0.012604</text:p>
          </table:table-cell>
          <table:table-cell office:value-type="float" office:value="0.589895" calcext:value-type="float">
            <text:p>0.589895</text:p>
          </table:table-cell>
          <table:table-cell office:value-type="float" office:value="-0.004818" calcext:value-type="float">
            <text:p>-0.004818</text:p>
          </table:table-cell>
          <table:table-cell office:value-type="float" office:value="0.020361" calcext:value-type="float">
            <text:p>0.02036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57820096]:</text:p>
          </table:table-cell>
          <table:table-cell office:value-type="float" office:value="22.139042" calcext:value-type="float">
            <text:p>22.139042</text:p>
          </table:table-cell>
          <table:table-cell office:value-type="float" office:value="0.004479" calcext:value-type="float">
            <text:p>0.004479</text:p>
          </table:table-cell>
          <table:table-cell office:value-type="float" office:value="0.564691" calcext:value-type="float">
            <text:p>0.564691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2.747912" calcext:value-type="float">
            <text:p>2.747912</text:p>
          </table:table-cell>
          <table:table-cell office:value-type="float" office:value="0.011586" calcext:value-type="float">
            <text:p>0.011586</text:p>
          </table:table-cell>
          <table:table-cell office:value-type="float" office:value="0.577498" calcext:value-type="float">
            <text:p>0.577498</text:p>
          </table:table-cell>
          <table:table-cell office:value-type="float" office:value="-0.000832" calcext:value-type="float">
            <text:p>-0.000832</text:p>
          </table:table-cell>
          <table:table-cell office:value-type="float" office:value="0.020369" calcext:value-type="float">
            <text:p>0.02036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77158166]:</text:p>
          </table:table-cell>
          <table:table-cell office:value-type="float" office:value="20.568413" calcext:value-type="float">
            <text:p>20.568413</text:p>
          </table:table-cell>
          <table:table-cell office:value-type="float" office:value="0.018833" calcext:value-type="float">
            <text:p>0.018833</text:p>
          </table:table-cell>
          <table:table-cell office:value-type="float" office:value="0.54523" calcext:value-type="float">
            <text:p>0.54523</text:p>
          </table:table-cell>
          <table:table-cell office:value-type="float" office:value="0.011591" calcext:value-type="float">
            <text:p>0.011591</text:p>
          </table:table-cell>
          <table:table-cell office:value-type="float" office:value="2.647284" calcext:value-type="float">
            <text:p>2.647284</text:p>
          </table:table-cell>
          <table:table-cell office:value-type="float" office:value="0.050345" calcext:value-type="float">
            <text:p>0.050345</text:p>
          </table:table-cell>
          <table:table-cell office:value-type="float" office:value="0.564691" calcext:value-type="float">
            <text:p>0.564691</text:p>
          </table:table-cell>
          <table:table-cell office:value-type="float" office:value="0.004095" calcext:value-type="float">
            <text:p>0.004095</text:p>
          </table:table-cell>
          <table:table-cell office:value-type="float" office:value="0.01934" calcext:value-type="float">
            <text:p>0.019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597452026]:</text:p>
          </table:table-cell>
          <table:table-cell office:value-type="float" office:value="19.629637" calcext:value-type="float">
            <text:p>19.629637</text:p>
          </table:table-cell>
          <table:table-cell office:value-type="float" office:value="0.034774" calcext:value-type="float">
            <text:p>0.034774</text:p>
          </table:table-cell>
          <table:table-cell office:value-type="float" office:value="0.532655" calcext:value-type="float">
            <text:p>0.532655</text:p>
          </table:table-cell>
          <table:table-cell office:value-type="float" office:value="0.017263" calcext:value-type="float">
            <text:p>0.017263</text:p>
          </table:table-cell>
          <table:table-cell office:value-type="float" office:value="2.585332" calcext:value-type="float">
            <text:p>2.585332</text:p>
          </table:table-cell>
          <table:table-cell office:value-type="float" office:value="0.078288" calcext:value-type="float">
            <text:p>0.078288</text:p>
          </table:table-cell>
          <table:table-cell office:value-type="float" office:value="0.54523" calcext:value-type="float">
            <text:p>0.54523</text:p>
          </table:table-cell>
          <table:table-cell office:value-type="float" office:value="0.011591" calcext:value-type="float">
            <text:p>0.011591</text:p>
          </table:table-cell>
          <table:table-cell office:value-type="float" office:value="0.020297" calcext:value-type="float">
            <text:p>0.0202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17716483]:</text:p>
          </table:table-cell>
          <table:table-cell office:value-type="float" office:value="18.197359" calcext:value-type="float">
            <text:p>18.197359</text:p>
          </table:table-cell>
          <table:table-cell office:value-type="float" office:value="0.073656" calcext:value-type="float">
            <text:p>0.073656</text:p>
          </table:table-cell>
          <table:table-cell office:value-type="float" office:value="0.512891" calcext:value-type="float">
            <text:p>0.512891</text:p>
          </table:table-cell>
          <table:table-cell office:value-type="float" office:value="0.027236" calcext:value-type="float">
            <text:p>0.027236</text:p>
          </table:table-cell>
          <table:table-cell office:value-type="float" office:value="2.487883" calcext:value-type="float">
            <text:p>2.487883</text:p>
          </table:table-cell>
          <table:table-cell office:value-type="float" office:value="0.127463" calcext:value-type="float">
            <text:p>0.127463</text:p>
          </table:table-cell>
          <table:table-cell office:value-type="float" office:value="0.532655" calcext:value-type="float">
            <text:p>0.532655</text:p>
          </table:table-cell>
          <table:table-cell office:value-type="float" office:value="0.017263" calcext:value-type="float">
            <text:p>0.017263</text:p>
          </table:table-cell>
          <table:table-cell office:value-type="float" office:value="0.020281" calcext:value-type="float">
            <text:p>0.02028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37077244]:</text:p>
          </table:table-cell>
          <table:table-cell office:value-type="float" office:value="17.162971" calcext:value-type="float">
            <text:p>17.162971</text:p>
          </table:table-cell>
          <table:table-cell office:value-type="float" office:value="0.110556" calcext:value-type="float">
            <text:p>0.110556</text:p>
          </table:table-cell>
          <table:table-cell office:value-type="float" office:value="0.498795" calcext:value-type="float">
            <text:p>0.498795</text:p>
          </table:table-cell>
          <table:table-cell office:value-type="float" office:value="0.034205" calcext:value-type="float">
            <text:p>0.034205</text:p>
          </table:table-cell>
          <table:table-cell office:value-type="float" office:value="2.415049" calcext:value-type="float">
            <text:p>2.415049</text:p>
          </table:table-cell>
          <table:table-cell office:value-type="float" office:value="0.163471" calcext:value-type="float">
            <text:p>0.163471</text:p>
          </table:table-cell>
          <table:table-cell office:value-type="float" office:value="0.512891" calcext:value-type="float">
            <text:p>0.512891</text:p>
          </table:table-cell>
          <table:table-cell office:value-type="float" office:value="0.027236" calcext:value-type="float">
            <text:p>0.027236</text:p>
          </table:table-cell>
          <table:table-cell office:value-type="float" office:value="0.019354" calcext:value-type="float">
            <text:p>0.01935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57443462]:</text:p>
          </table:table-cell>
          <table:table-cell office:value-type="float" office:value="16.257069" calcext:value-type="float">
            <text:p>16.257069</text:p>
          </table:table-cell>
          <table:table-cell office:value-type="float" office:value="0.154593" calcext:value-type="float">
            <text:p>0.154593</text:p>
          </table:table-cell>
          <table:table-cell office:value-type="float" office:value="0.485451" calcext:value-type="float">
            <text:p>0.485451</text:p>
          </table:table-cell>
          <table:table-cell office:value-type="float" office:value="0.041438" calcext:value-type="float">
            <text:p>0.041438</text:p>
          </table:table-cell>
          <table:table-cell office:value-type="float" office:value="2.349482" calcext:value-type="float">
            <text:p>2.349482</text:p>
          </table:table-cell>
          <table:table-cell office:value-type="float" office:value="0.199008" calcext:value-type="float">
            <text:p>0.199008</text:p>
          </table:table-cell>
          <table:table-cell office:value-type="float" office:value="0.498795" calcext:value-type="float">
            <text:p>0.498795</text:p>
          </table:table-cell>
          <table:table-cell office:value-type="float" office:value="0.034205" calcext:value-type="float">
            <text:p>0.034205</text:p>
          </table:table-cell>
          <table:table-cell office:value-type="float" office:value="0.020352" calcext:value-type="float">
            <text:p>0.02035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77784104]:</text:p>
          </table:table-cell>
          <table:table-cell office:value-type="float" office:value="14.807533" calcext:value-type="float">
            <text:p>14.807533</text:p>
          </table:table-cell>
          <table:table-cell office:value-type="float" office:value="0.248504" calcext:value-type="float">
            <text:p>0.248504</text:p>
          </table:table-cell>
          <table:table-cell office:value-type="float" office:value="0.46331" calcext:value-type="float">
            <text:p>0.46331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2.240642" calcext:value-type="float">
            <text:p>2.240642</text:p>
          </table:table-cell>
          <table:table-cell office:value-type="float" office:value="0.260896" calcext:value-type="float">
            <text:p>0.260896</text:p>
          </table:table-cell>
          <table:table-cell office:value-type="float" office:value="0.485451" calcext:value-type="float">
            <text:p>0.485451</text:p>
          </table:table-cell>
          <table:table-cell office:value-type="float" office:value="0.041438" calcext:value-type="float">
            <text:p>0.041438</text:p>
          </table:table-cell>
          <table:table-cell office:value-type="float" office:value="0.020342" calcext:value-type="float">
            <text:p>0.02034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697066284]:</text:p>
          </table:table-cell>
          <table:table-cell office:value-type="float" office:value="13.783162" calcext:value-type="float">
            <text:p>13.783162</text:p>
          </table:table-cell>
          <table:table-cell office:value-type="float" office:value="0.323808" calcext:value-type="float">
            <text:p>0.323808</text:p>
          </table:table-cell>
          <table:table-cell office:value-type="float" office:value="0.447825" calcext:value-type="float">
            <text:p>0.447825</text:p>
          </table:table-cell>
          <table:table-cell office:value-type="float" office:value="0.062088" calcext:value-type="float">
            <text:p>0.062088</text:p>
          </table:table-cell>
          <table:table-cell office:value-type="float" office:value="2.160409" calcext:value-type="float">
            <text:p>2.160409</text:p>
          </table:table-cell>
          <table:table-cell office:value-type="float" office:value="0.302658" calcext:value-type="float">
            <text:p>0.302658</text:p>
          </table:table-cell>
          <table:table-cell office:value-type="float" office:value="0.46331" calcext:value-type="float">
            <text:p>0.46331</text:p>
          </table:table-cell>
          <table:table-cell office:value-type="float" office:value="0.054027" calcext:value-type="float">
            <text:p>0.054027</text:p>
          </table:table-cell>
          <table:table-cell office:value-type="float" office:value="0.019301" calcext:value-type="float">
            <text:p>0.0193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17366926]:</text:p>
          </table:table-cell>
          <table:table-cell office:value-type="float" office:value="12.334392" calcext:value-type="float">
            <text:p>12.334392</text:p>
          </table:table-cell>
          <table:table-cell office:value-type="float" office:value="0.441768" calcext:value-type="float">
            <text:p>0.441768</text:p>
          </table:table-cell>
          <table:table-cell office:value-type="float" office:value="0.423737" calcext:value-type="float">
            <text:p>0.423737</text:p>
          </table:table-cell>
          <table:table-cell office:value-type="float" office:value="0.073526" calcext:value-type="float">
            <text:p>0.073526</text:p>
          </table:table-cell>
          <table:table-cell office:value-type="float" office:value="2.041747" calcext:value-type="float">
            <text:p>2.041747</text:p>
          </table:table-cell>
          <table:table-cell office:value-type="float" office:value="0.359005" calcext:value-type="float">
            <text:p>0.359005</text:p>
          </table:table-cell>
          <table:table-cell office:value-type="float" office:value="0.447825" calcext:value-type="float">
            <text:p>0.447825</text:p>
          </table:table-cell>
          <table:table-cell office:value-type="float" office:value="0.062088" calcext:value-type="float">
            <text:p>0.062088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37600483]:</text:p>
          </table:table-cell>
          <table:table-cell office:value-type="float" office:value="11.452392" calcext:value-type="float">
            <text:p>11.452392</text:p>
          </table:table-cell>
          <table:table-cell office:value-type="float" office:value="0.507006" calcext:value-type="float">
            <text:p>0.507006</text:p>
          </table:table-cell>
          <table:table-cell office:value-type="float" office:value="0.408419" calcext:value-type="float">
            <text:p>0.408419</text:p>
          </table:table-cell>
          <table:table-cell office:value-type="float" office:value="0.079184" calcext:value-type="float">
            <text:p>0.079184</text:p>
          </table:table-cell>
          <table:table-cell office:value-type="float" office:value="1.96606" calcext:value-type="float">
            <text:p>1.96606</text:p>
          </table:table-cell>
          <table:table-cell office:value-type="float" office:value="0.38696" calcext:value-type="float">
            <text:p>0.38696</text:p>
          </table:table-cell>
          <table:table-cell office:value-type="float" office:value="0.423737" calcext:value-type="float">
            <text:p>0.423737</text:p>
          </table:table-cell>
          <table:table-cell office:value-type="float" office:value="0.073526" calcext:value-type="float">
            <text:p>0.073526</text:p>
          </table:table-cell>
          <table:table-cell office:value-type="float" office:value="0.020239" calcext:value-type="float">
            <text:p>0.0202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56917531]:</text:p>
          </table:table-cell>
          <table:table-cell office:value-type="float" office:value="10.619811" calcext:value-type="float">
            <text:p>10.619811</text:p>
          </table:table-cell>
          <table:table-cell office:value-type="float" office:value="0.58238" calcext:value-type="float">
            <text:p>0.58238</text:p>
          </table:table-cell>
          <table:table-cell office:value-type="float" office:value="0.39408" calcext:value-type="float">
            <text:p>0.39408</text:p>
          </table:table-cell>
          <table:table-cell office:value-type="float" office:value="0.085028" calcext:value-type="float">
            <text:p>0.085028</text:p>
          </table:table-cell>
          <table:table-cell office:value-type="float" office:value="1.891826" calcext:value-type="float">
            <text:p>1.891826</text:p>
          </table:table-cell>
          <table:table-cell office:value-type="float" office:value="0.417221" calcext:value-type="float">
            <text:p>0.417221</text:p>
          </table:table-cell>
          <table:table-cell office:value-type="float" office:value="0.408419" calcext:value-type="float">
            <text:p>0.408419</text:p>
          </table:table-cell>
          <table:table-cell office:value-type="float" office:value="0.079184" calcext:value-type="float">
            <text:p>0.079184</text:p>
          </table:table-cell>
          <table:table-cell office:value-type="float" office:value="0.019315" calcext:value-type="float">
            <text:p>0.01931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77228189]:</text:p>
          </table:table-cell>
          <table:table-cell office:value-type="float" office:value="9.484993" calcext:value-type="float">
            <text:p>9.484993</text:p>
          </table:table-cell>
          <table:table-cell office:value-type="float" office:value="0.696632" calcext:value-type="float">
            <text:p>0.696632</text:p>
          </table:table-cell>
          <table:table-cell office:value-type="float" office:value="0.372566" calcext:value-type="float">
            <text:p>0.372566</text:p>
          </table:table-cell>
          <table:table-cell office:value-type="float" office:value="0.093596" calcext:value-type="float">
            <text:p>0.093596</text:p>
          </table:table-cell>
          <table:table-cell office:value-type="float" office:value="1.785875" calcext:value-type="float">
            <text:p>1.785875</text:p>
          </table:table-cell>
          <table:table-cell office:value-type="float" office:value="0.459415" calcext:value-type="float">
            <text:p>0.459415</text:p>
          </table:table-cell>
          <table:table-cell office:value-type="float" office:value="0.39408" calcext:value-type="float">
            <text:p>0.39408</text:p>
          </table:table-cell>
          <table:table-cell office:value-type="float" office:value="0.085028" calcext:value-type="float">
            <text:p>0.085028</text:p>
          </table:table-cell>
          <table:table-cell office:value-type="float" office:value="0.020306" calcext:value-type="float">
            <text:p>0.02030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797534158]:</text:p>
          </table:table-cell>
          <table:table-cell office:value-type="float" office:value="8.74973" calcext:value-type="float">
            <text:p>8.74973</text:p>
          </table:table-cell>
          <table:table-cell office:value-type="float" office:value="0.77551" calcext:value-type="float">
            <text:p>0.77551</text:p>
          </table:table-cell>
          <table:table-cell office:value-type="float" office:value="0.357941" calcext:value-type="float">
            <text:p>0.357941</text:p>
          </table:table-cell>
          <table:table-cell office:value-type="float" office:value="0.099105" calcext:value-type="float">
            <text:p>0.099105</text:p>
          </table:table-cell>
          <table:table-cell office:value-type="float" office:value="1.713805" calcext:value-type="float">
            <text:p>1.713805</text:p>
          </table:table-cell>
          <table:table-cell office:value-type="float" office:value="0.486561" calcext:value-type="float">
            <text:p>0.486561</text:p>
          </table:table-cell>
          <table:table-cell office:value-type="float" office:value="0.372566" calcext:value-type="float">
            <text:p>0.372566</text:p>
          </table:table-cell>
          <table:table-cell office:value-type="float" office:value="0.093596" calcext:value-type="float">
            <text:p>0.093596</text:p>
          </table:table-cell>
          <table:table-cell office:value-type="float" office:value="0.020293" calcext:value-type="float">
            <text:p>0.0202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16780757]:</text:p>
          </table:table-cell>
          <table:table-cell office:value-type="float" office:value="7.658301" calcext:value-type="float">
            <text:p>7.658301</text:p>
          </table:table-cell>
          <table:table-cell office:value-type="float" office:value="0.88964" calcext:value-type="float">
            <text:p>0.88964</text:p>
          </table:table-cell>
          <table:table-cell office:value-type="float" office:value="0.336192" calcext:value-type="float">
            <text:p>0.336192</text:p>
          </table:table-cell>
          <table:table-cell office:value-type="float" office:value="0.106243" calcext:value-type="float">
            <text:p>0.106243</text:p>
          </table:table-cell>
          <table:table-cell office:value-type="float" office:value="1.600855" calcext:value-type="float">
            <text:p>1.600855</text:p>
          </table:table-cell>
          <table:table-cell office:value-type="float" office:value="0.523631" calcext:value-type="float">
            <text:p>0.523631</text:p>
          </table:table-cell>
          <table:table-cell office:value-type="float" office:value="0.357941" calcext:value-type="float">
            <text:p>0.357941</text:p>
          </table:table-cell>
          <table:table-cell office:value-type="float" office:value="0.099105" calcext:value-type="float">
            <text:p>0.099105</text:p>
          </table:table-cell>
          <table:table-cell office:value-type="float" office:value="0.019255" calcext:value-type="float">
            <text:p>0.01925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37206830]:</text:p>
          </table:table-cell>
          <table:table-cell office:value-type="float" office:value="6.909632" calcext:value-type="float">
            <text:p>6.909632</text:p>
          </table:table-cell>
          <table:table-cell office:value-type="float" office:value="0.975122" calcext:value-type="float">
            <text:p>0.975122</text:p>
          </table:table-cell>
          <table:table-cell office:value-type="float" office:value="0.319441" calcext:value-type="float">
            <text:p>0.319441</text:p>
          </table:table-cell>
          <table:table-cell office:value-type="float" office:value="0.111574" calcext:value-type="float">
            <text:p>0.111574</text:p>
          </table:table-cell>
          <table:table-cell office:value-type="float" office:value="1.518739" calcext:value-type="float">
            <text:p>1.518739</text:p>
          </table:table-cell>
          <table:table-cell office:value-type="float" office:value="0.549765" calcext:value-type="float">
            <text:p>0.549765</text:p>
          </table:table-cell>
          <table:table-cell office:value-type="float" office:value="0.336192" calcext:value-type="float">
            <text:p>0.336192</text:p>
          </table:table-cell>
          <table:table-cell office:value-type="float" office:value="0.106243" calcext:value-type="float">
            <text:p>0.106243</text:p>
          </table:table-cell>
          <table:table-cell office:value-type="float" office:value="0.020399" calcext:value-type="float">
            <text:p>0.02039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57540200]:</text:p>
          </table:table-cell>
          <table:table-cell office:value-type="float" office:value="6.244667" calcext:value-type="float">
            <text:p>6.244667</text:p>
          </table:table-cell>
          <table:table-cell office:value-type="float" office:value="1.054585" calcext:value-type="float">
            <text:p>1.054585</text:p>
          </table:table-cell>
          <table:table-cell office:value-type="float" office:value="0.303806" calcext:value-type="float">
            <text:p>0.303806</text:p>
          </table:table-cell>
          <table:table-cell office:value-type="float" office:value="0.116318" calcext:value-type="float">
            <text:p>0.116318</text:p>
          </table:table-cell>
          <table:table-cell office:value-type="float" office:value="1.441978" calcext:value-type="float">
            <text:p>1.441978</text:p>
          </table:table-cell>
          <table:table-cell office:value-type="float" office:value="0.573056" calcext:value-type="float">
            <text:p>0.573056</text:p>
          </table:table-cell>
          <table:table-cell office:value-type="float" office:value="0.319441" calcext:value-type="float">
            <text:p>0.319441</text:p>
          </table:table-cell>
          <table:table-cell office:value-type="float" office:value="0.111574" calcext:value-type="float">
            <text:p>0.111574</text:p>
          </table:table-cell>
          <table:table-cell office:value-type="float" office:value="0.020369" calcext:value-type="float">
            <text:p>0.02036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76756469]:</text:p>
          </table:table-cell>
          <table:table-cell office:value-type="float" office:value="5.255752" calcext:value-type="float">
            <text:p>5.255752</text:p>
          </table:table-cell>
          <table:table-cell office:value-type="float" office:value="1.190207" calcext:value-type="float">
            <text:p>1.190207</text:p>
          </table:table-cell>
          <table:table-cell office:value-type="float" office:value="0.280305" calcext:value-type="float">
            <text:p>0.280305</text:p>
          </table:table-cell>
          <table:table-cell office:value-type="float" office:value="0.123604" calcext:value-type="float">
            <text:p>0.123604</text:p>
          </table:table-cell>
          <table:table-cell office:value-type="float" office:value="1.319623" calcext:value-type="float">
            <text:p>1.319623</text:p>
          </table:table-cell>
          <table:table-cell office:value-type="float" office:value="0.610992" calcext:value-type="float">
            <text:p>0.610992</text:p>
          </table:table-cell>
          <table:table-cell office:value-type="float" office:value="0.303806" calcext:value-type="float">
            <text:p>0.303806</text:p>
          </table:table-cell>
          <table:table-cell office:value-type="float" office:value="0.116318" calcext:value-type="float">
            <text:p>0.116318</text:p>
          </table:table-cell>
          <table:table-cell office:value-type="float" office:value="0.019207" calcext:value-type="float">
            <text:p>0.01920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8.896990259]:</text:p>
          </table:table-cell>
          <table:table-cell office:value-type="float" office:value="4.651528" calcext:value-type="float">
            <text:p>4.651528</text:p>
          </table:table-cell>
          <table:table-cell office:value-type="float" office:value="1.274984" calcext:value-type="float">
            <text:p>1.274984</text:p>
          </table:table-cell>
          <table:table-cell office:value-type="float" office:value="0.264025" calcext:value-type="float">
            <text:p>0.264025</text:p>
          </table:table-cell>
          <table:table-cell office:value-type="float" office:value="0.128171" calcext:value-type="float">
            <text:p>0.128171</text:p>
          </table:table-cell>
          <table:table-cell office:value-type="float" office:value="1.239204" calcext:value-type="float">
            <text:p>1.239204</text:p>
          </table:table-cell>
          <table:table-cell office:value-type="float" office:value="0.633549" calcext:value-type="float">
            <text:p>0.633549</text:p>
          </table:table-cell>
          <table:table-cell office:value-type="float" office:value="0.280305" calcext:value-type="float">
            <text:p>0.280305</text:p>
          </table:table-cell>
          <table:table-cell office:value-type="float" office:value="0.123604" calcext:value-type="float">
            <text:p>0.123604</text:p>
          </table:table-cell>
          <table:table-cell office:value-type="float" office:value="0.020244" calcext:value-type="float">
            <text:p>0.02024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477383382]:</text:p>
          </table:table-cell>
          <table:table-cell office:value-type="float" office:value="-5.287081" calcext:value-type="float">
            <text:p>-5.287081</text:p>
          </table:table-cell>
          <table:table-cell office:value-type="float" office:value="1.261178" calcext:value-type="float">
            <text:p>1.261178</text:p>
          </table:table-cell>
          <table:table-cell office:value-type="float" office:value="-0.250112" calcext:value-type="float">
            <text:p>-0.250112</text:p>
          </table:table-cell>
          <table:table-cell office:value-type="float" office:value="0.127581" calcext:value-type="float">
            <text:p>0.127581</text:p>
          </table:table-cell>
          <table:table-cell office:value-type="float" office:value="-1.327757" calcext:value-type="float">
            <text:p>-1.327757</text:p>
          </table:table-cell>
          <table:table-cell office:value-type="float" office:value="0.629888" calcext:value-type="float">
            <text:p>0.629888</text:p>
          </table:table-cell>
          <table:table-cell office:value-type="float" office:value="-0.240314" calcext:value-type="float">
            <text:p>-0.240314</text:p>
          </table:table-cell>
          <table:table-cell office:value-type="float" office:value="0.134846" calcext:value-type="float">
            <text:p>0.134846</text:p>
          </table:table-cell>
          <table:table-cell office:value-type="float" office:value="0.020387" calcext:value-type="float">
            <text:p>0.0203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497792713]:</text:p>
          </table:table-cell>
          <table:table-cell office:value-type="float" office:value="-5.504404" calcext:value-type="float">
            <text:p>-5.504404</text:p>
          </table:table-cell>
          <table:table-cell office:value-type="float" office:value="1.173935" calcext:value-type="float">
            <text:p>1.173935</text:p>
          </table:table-cell>
          <table:table-cell office:value-type="float" office:value="-0.255752" calcext:value-type="float">
            <text:p>-0.255752</text:p>
          </table:table-cell>
          <table:table-cell office:value-type="float" office:value="0.122812" calcext:value-type="float">
            <text:p>0.122812</text:p>
          </table:table-cell>
          <table:table-cell office:value-type="float" office:value="-1.35537" calcext:value-type="float">
            <text:p>-1.35537</text:p>
          </table:table-cell>
          <table:table-cell office:value-type="float" office:value="0.606542" calcext:value-type="float">
            <text:p>0.606542</text:p>
          </table:table-cell>
          <table:table-cell office:value-type="float" office:value="-0.250112" calcext:value-type="float">
            <text:p>-0.250112</text:p>
          </table:table-cell>
          <table:table-cell office:value-type="float" office:value="0.127581" calcext:value-type="float">
            <text:p>0.127581</text:p>
          </table:table-cell>
          <table:table-cell office:value-type="float" office:value="0.020427" calcext:value-type="float">
            <text:p>0.02042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17140202]:</text:p>
          </table:table-cell>
          <table:table-cell office:value-type="float" office:value="-5.817491" calcext:value-type="float">
            <text:p>-5.817491</text:p>
          </table:table-cell>
          <table:table-cell office:value-type="float" office:value="1.033899" calcext:value-type="float">
            <text:p>1.033899</text:p>
          </table:table-cell>
          <table:table-cell office:value-type="float" office:value="-0.263273" calcext:value-type="float">
            <text:p>-0.263273</text:p>
          </table:table-cell>
          <table:table-cell office:value-type="float" office:value="0.115177" calcext:value-type="float">
            <text:p>0.115177</text:p>
          </table:table-cell>
          <table:table-cell office:value-type="float" office:value="-1.394265" calcext:value-type="float">
            <text:p>-1.394265</text:p>
          </table:table-cell>
          <table:table-cell office:value-type="float" office:value="0.567056" calcext:value-type="float">
            <text:p>0.567056</text:p>
          </table:table-cell>
          <table:table-cell office:value-type="float" office:value="-0.255752" calcext:value-type="float">
            <text:p>-0.255752</text:p>
          </table:table-cell>
          <table:table-cell office:value-type="float" office:value="0.122812" calcext:value-type="float">
            <text:p>0.122812</text:p>
          </table:table-cell>
          <table:table-cell office:value-type="float" office:value="0.019337" calcext:value-type="float">
            <text:p>0.01933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37519476]:</text:p>
          </table:table-cell>
          <table:table-cell office:value-type="float" office:value="-5.975433" calcext:value-type="float">
            <text:p>-5.975433</text:p>
          </table:table-cell>
          <table:table-cell office:value-type="float" office:value="0.962492" calcext:value-type="float">
            <text:p>0.962492</text:p>
          </table:table-cell>
          <table:table-cell office:value-type="float" office:value="-0.267187" calcext:value-type="float">
            <text:p>-0.267187</text:p>
          </table:table-cell>
          <table:table-cell office:value-type="float" office:value="0.110875" calcext:value-type="float">
            <text:p>0.110875</text:p>
          </table:table-cell>
          <table:table-cell office:value-type="float" office:value="-1.413466" calcext:value-type="float">
            <text:p>-1.413466</text:p>
          </table:table-cell>
          <table:table-cell office:value-type="float" office:value="0.545954" calcext:value-type="float">
            <text:p>0.545954</text:p>
          </table:table-cell>
          <table:table-cell office:value-type="float" office:value="-0.263273" calcext:value-type="float">
            <text:p>-0.263273</text:p>
          </table:table-cell>
          <table:table-cell office:value-type="float" office:value="0.115177" calcext:value-type="float">
            <text:p>0.115177</text:p>
          </table:table-cell>
          <table:table-cell office:value-type="float" office:value="0.020386" calcext:value-type="float">
            <text:p>0.02038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56911301]:</text:p>
          </table:table-cell>
          <table:table-cell office:value-type="float" office:value="-6.145531" calcext:value-type="float">
            <text:p>-6.145531</text:p>
          </table:table-cell>
          <table:table-cell office:value-type="float" office:value="0.914182" calcext:value-type="float">
            <text:p>0.914182</text:p>
          </table:table-cell>
          <table:table-cell office:value-type="float" office:value="-0.271136" calcext:value-type="float">
            <text:p>-0.271136</text:p>
          </table:table-cell>
          <table:table-cell office:value-type="float" office:value="0.108019" calcext:value-type="float">
            <text:p>0.108019</text:p>
          </table:table-cell>
          <table:table-cell office:value-type="float" office:value="-1.433889" calcext:value-type="float">
            <text:p>-1.433889</text:p>
          </table:table-cell>
          <table:table-cell office:value-type="float" office:value="0.531184" calcext:value-type="float">
            <text:p>0.531184</text:p>
          </table:table-cell>
          <table:table-cell office:value-type="float" office:value="-0.267187" calcext:value-type="float">
            <text:p>-0.267187</text:p>
          </table:table-cell>
          <table:table-cell office:value-type="float" office:value="0.110875" calcext:value-type="float">
            <text:p>0.110875</text:p>
          </table:table-cell>
          <table:table-cell office:value-type="float" office:value="0.019334" calcext:value-type="float">
            <text:p>0.01933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77311079]:</text:p>
          </table:table-cell>
          <table:table-cell office:value-type="float" office:value="-6.279651" calcext:value-type="float">
            <text:p>-6.279651</text:p>
          </table:table-cell>
          <table:table-cell office:value-type="float" office:value="0.857632" calcext:value-type="float">
            <text:p>0.857632</text:p>
          </table:table-cell>
          <table:table-cell office:value-type="float" office:value="-0.274387" calcext:value-type="float">
            <text:p>-0.274387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-1.449773" calcext:value-type="float">
            <text:p>-1.449773</text:p>
          </table:table-cell>
          <table:table-cell office:value-type="float" office:value="0.513454" calcext:value-type="float">
            <text:p>0.513454</text:p>
          </table:table-cell>
          <table:table-cell office:value-type="float" office:value="-0.271136" calcext:value-type="float">
            <text:p>-0.271136</text:p>
          </table:table-cell>
          <table:table-cell office:value-type="float" office:value="0.108019" calcext:value-type="float">
            <text:p>0.108019</text:p>
          </table:table-cell>
          <table:table-cell office:value-type="float" office:value="0.020468" calcext:value-type="float">
            <text:p>0.02046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597682788]:</text:p>
          </table:table-cell>
          <table:table-cell office:value-type="float" office:value="-6.389061" calcext:value-type="float">
            <text:p>-6.389061</text:p>
          </table:table-cell>
          <table:table-cell office:value-type="float" office:value="0.80652" calcext:value-type="float">
            <text:p>0.80652</text:p>
          </table:table-cell>
          <table:table-cell office:value-type="float" office:value="-0.277002" calcext:value-type="float">
            <text:p>-0.277002</text:p>
          </table:table-cell>
          <table:table-cell office:value-type="float" office:value="0.101021" calcext:value-type="float">
            <text:p>0.101021</text:p>
          </table:table-cell>
          <table:table-cell office:value-type="float" office:value="-1.462608" calcext:value-type="float">
            <text:p>-1.462608</text:p>
          </table:table-cell>
          <table:table-cell office:value-type="float" office:value="0.496915" calcext:value-type="float">
            <text:p>0.496915</text:p>
          </table:table-cell>
          <table:table-cell office:value-type="float" office:value="-0.274387" calcext:value-type="float">
            <text:p>-0.274387</text:p>
          </table:table-cell>
          <table:table-cell office:value-type="float" office:value="0.10439" calcext:value-type="float">
            <text:p>0.10439</text:p>
          </table:table-cell>
          <table:table-cell office:value-type="float" office:value="0.020374" calcext:value-type="float">
            <text:p>0.020374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17088395]:</text:p>
          </table:table-cell>
          <table:table-cell office:value-type="float" office:value="-6.602427" calcext:value-type="float">
            <text:p>-6.602427</text:p>
          </table:table-cell>
          <table:table-cell office:value-type="float" office:value="0.733549" calcext:value-type="float">
            <text:p>0.733549</text:p>
          </table:table-cell>
          <table:table-cell office:value-type="float" office:value="-0.281805" calcext:value-type="float">
            <text:p>-0.281805</text:p>
          </table:table-cell>
          <table:table-cell office:value-type="float" office:value="0.09624" calcext:value-type="float">
            <text:p>0.09624</text:p>
          </table:table-cell>
          <table:table-cell office:value-type="float" office:value="-1.487353" calcext:value-type="float">
            <text:p>-1.487353</text:p>
          </table:table-cell>
          <table:table-cell office:value-type="float" office:value="0.47229" calcext:value-type="float">
            <text:p>0.47229</text:p>
          </table:table-cell>
          <table:table-cell office:value-type="float" office:value="-0.277002" calcext:value-type="float">
            <text:p>-0.277002</text:p>
          </table:table-cell>
          <table:table-cell office:value-type="float" office:value="0.101021" calcext:value-type="float">
            <text:p>0.101021</text:p>
          </table:table-cell>
          <table:table-cell office:value-type="float" office:value="0.019413" calcext:value-type="float">
            <text:p>0.01941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37472151]:</text:p>
          </table:table-cell>
          <table:table-cell office:value-type="float" office:value="-6.690059" calcext:value-type="float">
            <text:p>-6.690059</text:p>
          </table:table-cell>
          <table:table-cell office:value-type="float" office:value="0.672551" calcext:value-type="float">
            <text:p>0.672551</text:p>
          </table:table-cell>
          <table:table-cell office:value-type="float" office:value="-0.283851" calcext:value-type="float">
            <text:p>-0.283851</text:p>
          </table:table-cell>
          <table:table-cell office:value-type="float" office:value="0.091865" calcext:value-type="float">
            <text:p>0.091865</text:p>
          </table:table-cell>
          <table:table-cell office:value-type="float" office:value="-1.497389" calcext:value-type="float">
            <text:p>-1.497389</text:p>
          </table:table-cell>
          <table:table-cell office:value-type="float" office:value="0.450822" calcext:value-type="float">
            <text:p>0.450822</text:p>
          </table:table-cell>
          <table:table-cell office:value-type="float" office:value="-0.281805" calcext:value-type="float">
            <text:p>-0.281805</text:p>
          </table:table-cell>
          <table:table-cell office:value-type="float" office:value="0.09624" calcext:value-type="float">
            <text:p>0.09624</text:p>
          </table:table-cell>
          <table:table-cell office:value-type="float" office:value="0.02038" calcext:value-type="float">
            <text:p>0.020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57790343]:</text:p>
          </table:table-cell>
          <table:table-cell office:value-type="float" office:value="-6.761037" calcext:value-type="float">
            <text:p>-6.761037</text:p>
          </table:table-cell>
          <table:table-cell office:value-type="float" office:value="0.628405" calcext:value-type="float">
            <text:p>0.628405</text:p>
          </table:table-cell>
          <table:table-cell office:value-type="float" office:value="-0.285494" calcext:value-type="float">
            <text:p>-0.285494</text:p>
          </table:table-cell>
          <table:table-cell office:value-type="float" office:value="0.088582" calcext:value-type="float">
            <text:p>0.088582</text:p>
          </table:table-cell>
          <table:table-cell office:value-type="float" office:value="-1.50547" calcext:value-type="float">
            <text:p>-1.50547</text:p>
          </table:table-cell>
          <table:table-cell office:value-type="float" office:value="0.43467" calcext:value-type="float">
            <text:p>0.43467</text:p>
          </table:table-cell>
          <table:table-cell office:value-type="float" office:value="-0.283851" calcext:value-type="float">
            <text:p>-0.283851</text:p>
          </table:table-cell>
          <table:table-cell office:value-type="float" office:value="0.091865" calcext:value-type="float">
            <text:p>0.091865</text:p>
          </table:table-cell>
          <table:table-cell office:value-type="float" office:value="0.02033" calcext:value-type="float">
            <text:p>0.0203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77091175]:</text:p>
          </table:table-cell>
          <table:table-cell office:value-type="float" office:value="-6.881585" calcext:value-type="float">
            <text:p>-6.881585</text:p>
          </table:table-cell>
          <table:table-cell office:value-type="float" office:value="0.536218" calcext:value-type="float">
            <text:p>0.536218</text:p>
          </table:table-cell>
          <table:table-cell office:value-type="float" office:value="-0.288127" calcext:value-type="float">
            <text:p>-0.288127</text:p>
          </table:table-cell>
          <table:table-cell office:value-type="float" office:value="0.08167" calcext:value-type="float">
            <text:p>0.08167</text:p>
          </table:table-cell>
          <table:table-cell office:value-type="float" office:value="-1.519115" calcext:value-type="float">
            <text:p>-1.519115</text:p>
          </table:table-cell>
          <table:table-cell office:value-type="float" office:value="0.398863" calcext:value-type="float">
            <text:p>0.398863</text:p>
          </table:table-cell>
          <table:table-cell office:value-type="float" office:value="-0.285494" calcext:value-type="float">
            <text:p>-0.285494</text:p>
          </table:table-cell>
          <table:table-cell office:value-type="float" office:value="0.088582" calcext:value-type="float">
            <text:p>0.088582</text:p>
          </table:table-cell>
          <table:table-cell office:value-type="float" office:value="0.019301" calcext:value-type="float">
            <text:p>0.0193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697440964]:</text:p>
          </table:table-cell>
          <table:table-cell office:value-type="float" office:value="-6.897941" calcext:value-type="float">
            <text:p>-6.897941</text:p>
          </table:table-cell>
          <table:table-cell office:value-type="float" office:value="0.490297" calcext:value-type="float">
            <text:p>0.490297</text:p>
          </table:table-cell>
          <table:table-cell office:value-type="float" office:value="-0.288502" calcext:value-type="float">
            <text:p>-0.288502</text:p>
          </table:table-cell>
          <table:table-cell office:value-type="float" office:value="0.077825" calcext:value-type="float">
            <text:p>0.077825</text:p>
          </table:table-cell>
          <table:table-cell office:value-type="float" office:value="-1.520955" calcext:value-type="float">
            <text:p>-1.520955</text:p>
          </table:table-cell>
          <table:table-cell office:value-type="float" office:value="0.379954" calcext:value-type="float">
            <text:p>0.379954</text:p>
          </table:table-cell>
          <table:table-cell office:value-type="float" office:value="-0.288127" calcext:value-type="float">
            <text:p>-0.288127</text:p>
          </table:table-cell>
          <table:table-cell office:value-type="float" office:value="0.08167" calcext:value-type="float">
            <text:p>0.08167</text:p>
          </table:table-cell>
          <table:table-cell office:value-type="float" office:value="0.020336" calcext:value-type="float">
            <text:p>0.02033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17767864]:</text:p>
          </table:table-cell>
          <table:table-cell office:value-type="float" office:value="-6.950696" calcext:value-type="float">
            <text:p>-6.950696</text:p>
          </table:table-cell>
          <table:table-cell office:value-type="float" office:value="0.410982" calcext:value-type="float">
            <text:p>0.410982</text:p>
          </table:table-cell>
          <table:table-cell office:value-type="float" office:value="-0.289705" calcext:value-type="float">
            <text:p>-0.289705</text:p>
          </table:table-cell>
          <table:table-cell office:value-type="float" office:value="0.070734" calcext:value-type="float">
            <text:p>0.070734</text:p>
          </table:table-cell>
          <table:table-cell office:value-type="float" office:value="-1.526875" calcext:value-type="float">
            <text:p>-1.526875</text:p>
          </table:table-cell>
          <table:table-cell office:value-type="float" office:value="0.34509" calcext:value-type="float">
            <text:p>0.34509</text:p>
          </table:table-cell>
          <table:table-cell office:value-type="float" office:value="-0.288502" calcext:value-type="float">
            <text:p>-0.288502</text:p>
          </table:table-cell>
          <table:table-cell office:value-type="float" office:value="0.077825" calcext:value-type="float">
            <text:p>0.077825</text:p>
          </table:table-cell>
          <table:table-cell office:value-type="float" office:value="0.020338" calcext:value-type="float">
            <text:p>0.02033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37100038]:</text:p>
          </table:table-cell>
          <table:table-cell office:value-type="float" office:value="-6.96184" calcext:value-type="float">
            <text:p>-6.96184</text:p>
          </table:table-cell>
          <table:table-cell office:value-type="float" office:value="0.366588" calcext:value-type="float">
            <text:p>0.366588</text:p>
          </table:table-cell>
          <table:table-cell office:value-type="float" office:value="-0.289947" calcext:value-type="float">
            <text:p>-0.289947</text:p>
          </table:table-cell>
          <table:table-cell office:value-type="float" office:value="0.066658" calcext:value-type="float">
            <text:p>0.066658</text:p>
          </table:table-cell>
          <table:table-cell office:value-type="float" office:value="-1.528124" calcext:value-type="float">
            <text:p>-1.528124</text:p>
          </table:table-cell>
          <table:table-cell office:value-type="float" office:value="0.323999" calcext:value-type="float">
            <text:p>0.323999</text:p>
          </table:table-cell>
          <table:table-cell office:value-type="float" office:value="-0.289705" calcext:value-type="float">
            <text:p>-0.289705</text:p>
          </table:table-cell>
          <table:table-cell office:value-type="float" office:value="0.070734" calcext:value-type="float">
            <text:p>0.070734</text:p>
          </table:table-cell>
          <table:table-cell office:value-type="float" office:value="0.019326" calcext:value-type="float">
            <text:p>0.01932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57421771]:</text:p>
          </table:table-cell>
          <table:table-cell office:value-type="float" office:value="-6.97658" calcext:value-type="float">
            <text:p>-6.97658</text:p>
          </table:table-cell>
          <table:table-cell office:value-type="float" office:value="0.325698" calcext:value-type="float">
            <text:p>0.325698</text:p>
          </table:table-cell>
          <table:table-cell office:value-type="float" office:value="-0.290282" calcext:value-type="float">
            <text:p>-0.290282</text:p>
          </table:table-cell>
          <table:table-cell office:value-type="float" office:value="0.062494" calcext:value-type="float">
            <text:p>0.062494</text:p>
          </table:table-cell>
          <table:table-cell office:value-type="float" office:value="-1.529773" calcext:value-type="float">
            <text:p>-1.529773</text:p>
          </table:table-cell>
          <table:table-cell office:value-type="float" office:value="0.303515" calcext:value-type="float">
            <text:p>0.303515</text:p>
          </table:table-cell>
          <table:table-cell office:value-type="float" office:value="-0.289947" calcext:value-type="float">
            <text:p>-0.289947</text:p>
          </table:table-cell>
          <table:table-cell office:value-type="float" office:value="0.066658" calcext:value-type="float">
            <text:p>0.066658</text:p>
          </table:table-cell>
          <table:table-cell office:value-type="float" office:value="0.020332" calcext:value-type="float">
            <text:p>0.02033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77769692]:</text:p>
          </table:table-cell>
          <table:table-cell office:value-type="float" office:value="-7.012301" calcext:value-type="float">
            <text:p>-7.012301</text:p>
          </table:table-cell>
          <table:table-cell office:value-type="float" office:value="0.264916" calcext:value-type="float">
            <text:p>0.264916</text:p>
          </table:table-cell>
          <table:table-cell office:value-type="float" office:value="-0.291091" calcext:value-type="float">
            <text:p>-0.291091</text:p>
          </table:table-cell>
          <table:table-cell office:value-type="float" office:value="0.055804" calcext:value-type="float">
            <text:p>0.055804</text:p>
          </table:table-cell>
          <table:table-cell office:value-type="float" office:value="-1.533761" calcext:value-type="float">
            <text:p>-1.533761</text:p>
          </table:table-cell>
          <table:table-cell office:value-type="float" office:value="0.270535" calcext:value-type="float">
            <text:p>0.270535</text:p>
          </table:table-cell>
          <table:table-cell office:value-type="float" office:value="-0.290282" calcext:value-type="float">
            <text:p>-0.290282</text:p>
          </table:table-cell>
          <table:table-cell office:value-type="float" office:value="0.062494" calcext:value-type="float">
            <text:p>0.062494</text:p>
          </table:table-cell>
          <table:table-cell office:value-type="float" office:value="0.020283" calcext:value-type="float">
            <text:p>0.02028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797224602]:</text:p>
          </table:table-cell>
          <table:table-cell office:value-type="float" office:value="-7.014757" calcext:value-type="float">
            <text:p>-7.014757</text:p>
          </table:table-cell>
          <table:table-cell office:value-type="float" office:value="0.216566" calcext:value-type="float">
            <text:p>0.216566</text:p>
          </table:table-cell>
          <table:table-cell office:value-type="float" office:value="-0.291144" calcext:value-type="float">
            <text:p>-0.291144</text:p>
          </table:table-cell>
          <table:table-cell office:value-type="float" office:value="0.050123" calcext:value-type="float">
            <text:p>0.050123</text:p>
          </table:table-cell>
          <table:table-cell office:value-type="float" office:value="-1.534035" calcext:value-type="float">
            <text:p>-1.534035</text:p>
          </table:table-cell>
          <table:table-cell office:value-type="float" office:value="0.241361" calcext:value-type="float">
            <text:p>0.241361</text:p>
          </table:table-cell>
          <table:table-cell office:value-type="float" office:value="-0.291091" calcext:value-type="float">
            <text:p>-0.291091</text:p>
          </table:table-cell>
          <table:table-cell office:value-type="float" office:value="0.055804" calcext:value-type="float">
            <text:p>0.055804</text:p>
          </table:table-cell>
          <table:table-cell office:value-type="float" office:value="0.019473" calcext:value-type="float">
            <text:p>0.01947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17574825]:</text:p>
          </table:table-cell>
          <table:table-cell office:value-type="float" office:value="-7.01406" calcext:value-type="float">
            <text:p>-7.01406</text:p>
          </table:table-cell>
          <table:table-cell office:value-type="float" office:value="0.160403" calcext:value-type="float">
            <text:p>0.160403</text:p>
          </table:table-cell>
          <table:table-cell office:value-type="float" office:value="-0.291129" calcext:value-type="float">
            <text:p>-0.291129</text:p>
          </table:table-cell>
          <table:table-cell office:value-type="float" office:value="0.042356" calcext:value-type="float">
            <text:p>0.042356</text:p>
          </table:table-cell>
          <table:table-cell office:value-type="float" office:value="-1.533958" calcext:value-type="float">
            <text:p>-1.533958</text:p>
          </table:table-cell>
          <table:table-cell office:value-type="float" office:value="0.203265" calcext:value-type="float">
            <text:p>0.203265</text:p>
          </table:table-cell>
          <table:table-cell office:value-type="float" office:value="-0.291144" calcext:value-type="float">
            <text:p>-0.291144</text:p>
          </table:table-cell>
          <table:table-cell office:value-type="float" office:value="0.050123" calcext:value-type="float">
            <text:p>0.050123</text:p>
          </table:table-cell>
          <table:table-cell office:value-type="float" office:value="0.020387" calcext:value-type="float">
            <text:p>0.0203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36953105]:</text:p>
          </table:table-cell>
          <table:table-cell office:value-type="float" office:value="-6.992419" calcext:value-type="float">
            <text:p>-6.992419</text:p>
          </table:table-cell>
          <table:table-cell office:value-type="float" office:value="0.128271" calcext:value-type="float">
            <text:p>0.128271</text:p>
          </table:table-cell>
          <table:table-cell office:value-type="float" office:value="-0.29066" calcext:value-type="float">
            <text:p>-0.29066</text:p>
          </table:table-cell>
          <table:table-cell office:value-type="float" office:value="0.037506" calcext:value-type="float">
            <text:p>0.037506</text:p>
          </table:table-cell>
          <table:table-cell office:value-type="float" office:value="-1.53154" calcext:value-type="float">
            <text:p>-1.53154</text:p>
          </table:table-cell>
          <table:table-cell office:value-type="float" office:value="0.178235" calcext:value-type="float">
            <text:p>0.178235</text:p>
          </table:table-cell>
          <table:table-cell office:value-type="float" office:value="-0.291129" calcext:value-type="float">
            <text:p>-0.291129</text:p>
          </table:table-cell>
          <table:table-cell office:value-type="float" office:value="0.042356" calcext:value-type="float">
            <text:p>0.042356</text:p>
          </table:table-cell>
          <table:table-cell office:value-type="float" office:value="0.019379" calcext:value-type="float">
            <text:p>0.01937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57387193]:</text:p>
          </table:table-cell>
          <table:table-cell office:value-type="float" office:value="-6.957186" calcext:value-type="float">
            <text:p>-6.957186</text:p>
          </table:table-cell>
          <table:table-cell office:value-type="float" office:value="0.092923" calcext:value-type="float">
            <text:p>0.092923</text:p>
          </table:table-cell>
          <table:table-cell office:value-type="float" office:value="-0.289857" calcext:value-type="float">
            <text:p>-0.289857</text:p>
          </table:table-cell>
          <table:table-cell office:value-type="float" office:value="0.031145" calcext:value-type="float">
            <text:p>0.031145</text:p>
          </table:table-cell>
          <table:table-cell office:value-type="float" office:value="-1.527601" calcext:value-type="float">
            <text:p>-1.527601</text:p>
          </table:table-cell>
          <table:table-cell office:value-type="float" office:value="0.147045" calcext:value-type="float">
            <text:p>0.147045</text:p>
          </table:table-cell>
          <table:table-cell office:value-type="float" office:value="-0.29066" calcext:value-type="float">
            <text:p>-0.29066</text:p>
          </table:table-cell>
          <table:table-cell office:value-type="float" office:value="0.037506" calcext:value-type="float">
            <text:p>0.037506</text:p>
          </table:table-cell>
          <table:table-cell office:value-type="float" office:value="0.020393" calcext:value-type="float">
            <text:p>0.020393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77746235]:</text:p>
          </table:table-cell>
          <table:table-cell office:value-type="float" office:value="-6.865723" calcext:value-type="float">
            <text:p>-6.865723</text:p>
          </table:table-cell>
          <table:table-cell office:value-type="float" office:value="0.055228" calcext:value-type="float">
            <text:p>0.055228</text:p>
          </table:table-cell>
          <table:table-cell office:value-type="float" office:value="-0.287761" calcext:value-type="float">
            <text:p>-0.287761</text:p>
          </table:table-cell>
          <table:table-cell office:value-type="float" office:value="0.022859" calcext:value-type="float">
            <text:p>0.022859</text:p>
          </table:table-cell>
          <table:table-cell office:value-type="float" office:value="-1.517329" calcext:value-type="float">
            <text:p>-1.517329</text:p>
          </table:table-cell>
          <table:table-cell office:value-type="float" office:value="0.106438" calcext:value-type="float">
            <text:p>0.106438</text:p>
          </table:table-cell>
          <table:table-cell office:value-type="float" office:value="-0.289857" calcext:value-type="float">
            <text:p>-0.289857</text:p>
          </table:table-cell>
          <table:table-cell office:value-type="float" office:value="0.031145" calcext:value-type="float">
            <text:p>0.031145</text:p>
          </table:table-cell>
          <table:table-cell office:value-type="float" office:value="0.020406" calcext:value-type="float">
            <text:p>0.02040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897049011]:</text:p>
          </table:table-cell>
          <table:table-cell office:value-type="float" office:value="-6.817829" calcext:value-type="float">
            <text:p>-6.817829</text:p>
          </table:table-cell>
          <table:table-cell office:value-type="float" office:value="0.032748" calcext:value-type="float">
            <text:p>0.032748</text:p>
          </table:table-cell>
          <table:table-cell office:value-type="float" office:value="-0.286716" calcext:value-type="float">
            <text:p>-0.286716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-1.511916" calcext:value-type="float">
            <text:p>-1.511916</text:p>
          </table:table-cell>
          <table:table-cell office:value-type="float" office:value="0.074816" calcext:value-type="float">
            <text:p>0.074816</text:p>
          </table:table-cell>
          <table:table-cell office:value-type="float" office:value="-0.287761" calcext:value-type="float">
            <text:p>-0.287761</text:p>
          </table:table-cell>
          <table:table-cell office:value-type="float" office:value="0.022859" calcext:value-type="float">
            <text:p>0.022859</text:p>
          </table:table-cell>
          <table:table-cell office:value-type="float" office:value="0.019301" calcext:value-type="float">
            <text:p>0.019301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17349632]:</text:p>
          </table:table-cell>
          <table:table-cell office:value-type="float" office:value="-6.73183" calcext:value-type="float">
            <text:p>-6.73183</text:p>
          </table:table-cell>
          <table:table-cell office:value-type="float" office:value="0.016343" calcext:value-type="float">
            <text:p>0.016343</text:p>
          </table:table-cell>
          <table:table-cell office:value-type="float" office:value="-0.284736" calcext:value-type="float">
            <text:p>-0.284736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-1.502159" calcext:value-type="float">
            <text:p>-1.502159</text:p>
          </table:table-cell>
          <table:table-cell office:value-type="float" office:value="0.04468" calcext:value-type="float">
            <text:p>0.04468</text:p>
          </table:table-cell>
          <table:table-cell office:value-type="float" office:value="-0.286716" calcext:value-type="float">
            <text:p>-0.286716</text:p>
          </table:table-cell>
          <table:table-cell office:value-type="float" office:value="0.016756" calcext:value-type="float">
            <text:p>0.016756</text:p>
          </table:table-cell>
          <table:table-cell office:value-type="float" office:value="0.020297" calcext:value-type="float">
            <text:p>0.0202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37632427]:</text:p>
          </table:table-cell>
          <table:table-cell office:value-type="float" office:value="-6.6419" calcext:value-type="float">
            <text:p>-6.6419</text:p>
          </table:table-cell>
          <table:table-cell office:value-type="float" office:value="0.001385" calcext:value-type="float">
            <text:p>0.001385</text:p>
          </table:table-cell>
          <table:table-cell office:value-type="float" office:value="-0.282654" calcext:value-type="float">
            <text:p>-0.282654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-1.49189" calcext:value-type="float">
            <text:p>-1.49189</text:p>
          </table:table-cell>
          <table:table-cell office:value-type="float" office:value="-0.000945" calcext:value-type="float">
            <text:p>-0.000945</text:p>
          </table:table-cell>
          <table:table-cell office:value-type="float" office:value="-0.284736" calcext:value-type="float">
            <text:p>-0.284736</text:p>
          </table:table-cell>
          <table:table-cell office:value-type="float" office:value="0.010639" calcext:value-type="float">
            <text:p>0.010639</text:p>
          </table:table-cell>
          <table:table-cell office:value-type="float" office:value="0.020276" calcext:value-type="float">
            <text:p>0.020276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56965218]:</text:p>
          </table:table-cell>
          <table:table-cell office:value-type="float" office:value="-6.535945" calcext:value-type="float">
            <text:p>-6.535945</text:p>
          </table:table-cell>
          <table:table-cell office:value-type="float" office:value="-0.007324" calcext:value-type="float">
            <text:p>-0.007324</text:p>
          </table:table-cell>
          <table:table-cell office:value-type="float" office:value="-0.280293" calcext:value-type="float">
            <text:p>-0.280293</text:p>
          </table:table-cell>
          <table:table-cell office:value-type="float" office:value="-0.004506" calcext:value-type="float">
            <text:p>-0.004506</text:p>
          </table:table-cell>
          <table:table-cell office:value-type="float" office:value="-1.479689" calcext:value-type="float">
            <text:p>-1.479689</text:p>
          </table:table-cell>
          <table:table-cell office:value-type="float" office:value="-0.031407" calcext:value-type="float">
            <text:p>-0.031407</text:p>
          </table:table-cell>
          <table:table-cell office:value-type="float" office:value="-0.282654" calcext:value-type="float">
            <text:p>-0.282654</text:p>
          </table:table-cell>
          <table:table-cell office:value-type="float" office:value="0.001388" calcext:value-type="float">
            <text:p>0.001388</text:p>
          </table:table-cell>
          <table:table-cell office:value-type="float" office:value="0.019348" calcext:value-type="float">
            <text:p>0.01934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77379989]:</text:p>
          </table:table-cell>
          <table:table-cell office:value-type="float" office:value="-6.422022" calcext:value-type="float">
            <text:p>-6.422022</text:p>
          </table:table-cell>
          <table:table-cell office:value-type="float" office:value="-0.035229" calcext:value-type="float">
            <text:p>-0.035229</text:p>
          </table:table-cell>
          <table:table-cell office:value-type="float" office:value="-0.277603" calcext:value-type="float">
            <text:p>-0.277603</text:p>
          </table:table-cell>
          <table:table-cell office:value-type="float" office:value="-0.01517" calcext:value-type="float">
            <text:p>-0.01517</text:p>
          </table:table-cell>
          <table:table-cell office:value-type="float" office:value="-1.466474" calcext:value-type="float">
            <text:p>-1.466474</text:p>
          </table:table-cell>
          <table:table-cell office:value-type="float" office:value="-0.08379" calcext:value-type="float">
            <text:p>-0.08379</text:p>
          </table:table-cell>
          <table:table-cell office:value-type="float" office:value="-0.280293" calcext:value-type="float">
            <text:p>-0.280293</text:p>
          </table:table-cell>
          <table:table-cell office:value-type="float" office:value="-0.004506" calcext:value-type="float">
            <text:p>-0.004506</text:p>
          </table:table-cell>
          <table:table-cell office:value-type="float" office:value="0.020358" calcext:value-type="float">
            <text:p>0.020358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09.997686740]:</text:p>
          </table:table-cell>
          <table:table-cell office:value-type="float" office:value="-6.309241" calcext:value-type="float">
            <text:p>-6.309241</text:p>
          </table:table-cell>
          <table:table-cell office:value-type="float" office:value="-0.061143" calcext:value-type="float">
            <text:p>-0.061143</text:p>
          </table:table-cell>
          <table:table-cell office:value-type="float" office:value="-0.274915" calcext:value-type="float">
            <text:p>-0.274915</text:p>
          </table:table-cell>
          <table:table-cell office:value-type="float" office:value="-0.021955" calcext:value-type="float">
            <text:p>-0.021955</text:p>
          </table:table-cell>
          <table:table-cell office:value-type="float" office:value="-1.453277" calcext:value-type="float">
            <text:p>-1.453277</text:p>
          </table:table-cell>
          <table:table-cell office:value-type="float" office:value="-0.117113" calcext:value-type="float">
            <text:p>-0.117113</text:p>
          </table:table-cell>
          <table:table-cell office:value-type="float" office:value="-0.277603" calcext:value-type="float">
            <text:p>-0.277603</text:p>
          </table:table-cell>
          <table:table-cell office:value-type="float" office:value="-0.01517" calcext:value-type="float">
            <text:p>-0.01517</text:p>
          </table:table-cell>
          <table:table-cell office:value-type="float" office:value="0.020362" calcext:value-type="float">
            <text:p>0.020362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17089161]:</text:p>
          </table:table-cell>
          <table:table-cell office:value-type="float" office:value="-6.133273" calcext:value-type="float">
            <text:p>-6.133273</text:p>
          </table:table-cell>
          <table:table-cell office:value-type="float" office:value="-0.140968" calcext:value-type="float">
            <text:p>-0.140968</text:p>
          </table:table-cell>
          <table:table-cell office:value-type="float" office:value="-0.270871" calcext:value-type="float">
            <text:p>-0.270871</text:p>
          </table:table-cell>
          <table:table-cell office:value-type="float" office:value="-0.036355" calcext:value-type="float">
            <text:p>-0.036355</text:p>
          </table:table-cell>
          <table:table-cell office:value-type="float" office:value="-1.432425" calcext:value-type="float">
            <text:p>-1.432425</text:p>
          </table:table-cell>
          <table:table-cell office:value-type="float" office:value="-0.191349" calcext:value-type="float">
            <text:p>-0.191349</text:p>
          </table:table-cell>
          <table:table-cell office:value-type="float" office:value="-0.274915" calcext:value-type="float">
            <text:p>-0.274915</text:p>
          </table:table-cell>
          <table:table-cell office:value-type="float" office:value="-0.021955" calcext:value-type="float">
            <text:p>-0.021955</text:p>
          </table:table-cell>
          <table:table-cell office:value-type="float" office:value="0.019397" calcext:value-type="float">
            <text:p>0.01939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37509715]:</text:p>
          </table:table-cell>
          <table:table-cell office:value-type="float" office:value="-5.986607" calcext:value-type="float">
            <text:p>-5.986607</text:p>
          </table:table-cell>
          <table:table-cell office:value-type="float" office:value="-0.208146" calcext:value-type="float">
            <text:p>-0.208146</text:p>
          </table:table-cell>
          <table:table-cell office:value-type="float" office:value="-0.267284" calcext:value-type="float">
            <text:p>-0.267284</text:p>
          </table:table-cell>
          <table:table-cell office:value-type="float" office:value="-0.045926" calcext:value-type="float">
            <text:p>-0.045926</text:p>
          </table:table-cell>
          <table:table-cell office:value-type="float" office:value="-1.414837" calcext:value-type="float">
            <text:p>-1.414837</text:p>
          </table:table-cell>
          <table:table-cell office:value-type="float" office:value="-0.238279" calcext:value-type="float">
            <text:p>-0.238279</text:p>
          </table:table-cell>
          <table:table-cell office:value-type="float" office:value="-0.270871" calcext:value-type="float">
            <text:p>-0.270871</text:p>
          </table:table-cell>
          <table:table-cell office:value-type="float" office:value="-0.036355" calcext:value-type="float">
            <text:p>-0.036355</text:p>
          </table:table-cell>
          <table:table-cell office:value-type="float" office:value="0.020395" calcext:value-type="float">
            <text:p>0.020395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56718336]:</text:p>
          </table:table-cell>
          <table:table-cell office:value-type="float" office:value="-5.846394" calcext:value-type="float">
            <text:p>-5.846394</text:p>
          </table:table-cell>
          <table:table-cell office:value-type="float" office:value="-0.307401" calcext:value-type="float">
            <text:p>-0.307401</text:p>
          </table:table-cell>
          <table:table-cell office:value-type="float" office:value="-0.264005" calcext:value-type="float">
            <text:p>-0.264005</text:p>
          </table:table-cell>
          <table:table-cell office:value-type="float" office:value="-0.057035" calcext:value-type="float">
            <text:p>-0.057035</text:p>
          </table:table-cell>
          <table:table-cell office:value-type="float" office:value="-1.397797" calcext:value-type="float">
            <text:p>-1.397797</text:p>
          </table:table-cell>
          <table:table-cell office:value-type="float" office:value="-0.296021" calcext:value-type="float">
            <text:p>-0.296021</text:p>
          </table:table-cell>
          <table:table-cell office:value-type="float" office:value="-0.267284" calcext:value-type="float">
            <text:p>-0.267284</text:p>
          </table:table-cell>
          <table:table-cell office:value-type="float" office:value="-0.045926" calcext:value-type="float">
            <text:p>-0.045926</text:p>
          </table:table-cell>
          <table:table-cell office:value-type="float" office:value="0.019239" calcext:value-type="float">
            <text:p>0.019239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77222464]:</text:p>
          </table:table-cell>
          <table:table-cell office:value-type="float" office:value="-5.624939" calcext:value-type="float">
            <text:p>-5.624939</text:p>
          </table:table-cell>
          <table:table-cell office:value-type="float" office:value="-0.457782" calcext:value-type="float">
            <text:p>-0.457782</text:p>
          </table:table-cell>
          <table:table-cell office:value-type="float" office:value="-0.258414" calcext:value-type="float">
            <text:p>-0.258414</text:p>
          </table:table-cell>
          <table:table-cell office:value-type="float" office:value="-0.071699" calcext:value-type="float">
            <text:p>-0.071699</text:p>
          </table:table-cell>
          <table:table-cell office:value-type="float" office:value="-1.370505" calcext:value-type="float">
            <text:p>-1.370505</text:p>
          </table:table-cell>
          <table:table-cell office:value-type="float" office:value="-0.367599" calcext:value-type="float">
            <text:p>-0.367599</text:p>
          </table:table-cell>
          <table:table-cell office:value-type="float" office:value="-0.264005" calcext:value-type="float">
            <text:p>-0.264005</text:p>
          </table:table-cell>
          <table:table-cell office:value-type="float" office:value="-0.057035" calcext:value-type="float">
            <text:p>-0.057035</text:p>
          </table:table-cell>
          <table:table-cell office:value-type="float" office:value="0.020487" calcext:value-type="float">
            <text:p>0.020487</text:p>
          </table:table-cell>
        </table:table-row>
        <table:table-row table:style-name="ro1">
          <table:table-cell office:value-type="string" calcext:value-type="string">
            <text:p>[</text:p>
          </table:table-cell>
          <table:table-cell office:value-type="string" calcext:value-type="string">
            <text:p>INFO]</text:p>
          </table:table-cell>
          <table:table-cell office:value-type="string" calcext:value-type="string">
            <text:p>[1526988510.097604294]:</text:p>
          </table:table-cell>
          <table:table-cell office:value-type="float" office:value="-5.431288" calcext:value-type="float">
            <text:p>-5.431288</text:p>
          </table:table-cell>
          <table:table-cell office:value-type="float" office:value="-0.567409" calcext:value-type="float">
            <text:p>-0.567409</text:p>
          </table:table-cell>
          <table:table-cell office:value-type="float" office:value="-0.253468" calcext:value-type="float">
            <text:p>-0.253468</text:p>
          </table:table-cell>
          <table:table-cell office:value-type="float" office:value="-0.080868" calcext:value-type="float">
            <text:p>-0.080868</text:p>
          </table:table-cell>
          <table:table-cell office:value-type="float" office:value="-1.346194" calcext:value-type="float">
            <text:p>-1.346194</text:p>
          </table:table-cell>
          <table:table-cell office:value-type="float" office:value="-0.412661" calcext:value-type="float">
            <text:p>-0.412661</text:p>
          </table:table-cell>
          <table:table-cell office:value-type="float" office:value="-0.258414" calcext:value-type="float">
            <text:p>-0.258414</text:p>
          </table:table-cell>
          <table:table-cell office:value-type="float" office:value="-0.071699" calcext:value-type="float">
            <text:p>-0.071699</text:p>
          </table:table-cell>
          <table:table-cell office:value-type="float" office:value="0.020346" calcext:value-type="float">
            <text:p>0.02034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21:29:38.505032269</meta:creation-date>
    <dc:date>2018-05-22T21:29:54.168597412</dc:date>
    <meta:editing-duration>P0D</meta:editing-duration>
    <meta:editing-cycles>1</meta:editing-cycles>
    <meta:document-statistic meta:table-count="1" meta:cell-count="1368" meta:object-count="0"/>
    <meta:generator>LibreOffice/4.2.8.2$Linux_X86_64 LibreOffice_project/420m0$Build-2</meta:generator>
  </office:meta>
</office:document-meta>
</file>